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00000015C0000006055D0DD70.png"/>
  <manifest:file-entry manifest:media-type="" manifest:full-path="Pictures/2000004B0000417D00000FC6922AAFC4.svm"/>
  <manifest:file-entry manifest:media-type="image/jpeg" manifest:full-path="Pictures/10000000000002EE000000FA03D4E8EA.jpg"/>
  <manifest:file-entry manifest:media-type="image/png" manifest:full-path="Pictures/100000000000004000000040998B77A6.png"/>
  <manifest:file-entry manifest:media-type="image/png" manifest:full-path="Pictures/100002010000016A00000113D7C82B9F.png"/>
  <manifest:file-entry manifest:media-type="image/png" manifest:full-path="Pictures/10000201000001000000006C2FC13A22.png"/>
  <manifest:file-entry manifest:media-type="image/png" manifest:full-path="Pictures/1000020100000090000000950355A0FC.png"/>
  <manifest:file-entry manifest:media-type="image/png" manifest:full-path="Pictures/10000000000001950000001F89F08CF3.png"/>
  <manifest:file-entry manifest:media-type="" manifest:full-path="Pictures/20000002000000A0000000A0C17A0C82.eps"/>
  <manifest:file-entry manifest:media-type="" manifest:full-path="Pictures/20000002000000EF0000007E22364B39.eps"/>
  <manifest:file-entry manifest:media-type="" manifest:full-path="Pictures/20000012000011490000247ACDC358DB.svm"/>
  <manifest:file-entry manifest:media-type="image/png" manifest:full-path="Pictures/100000000000003E00000035DD876FB2.png"/>
  <manifest:file-entry manifest:media-type="image/png" manifest:full-path="Pictures/100000000000016C0000006123802BA3.png"/>
  <manifest:file-entry manifest:media-type="image/png" manifest:full-path="Pictures/100002010000010000000100F762B169.png"/>
  <manifest:file-entry manifest:media-type="" manifest:full-path="Pictures/20000002000004720000047226EDE058.eps"/>
  <manifest:file-entry manifest:media-type="image/png" manifest:full-path="Pictures/10000000000000D40000005760B7CDC5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1.25cm" fo:min-width="5.79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7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8" style:family="graphic" style:parent-style-name="standard">
      <style:graphic-properties draw:fill-color="#9966cc" draw:textarea-horizontal-align="justify" draw:textarea-vertical-align="middle" draw:auto-grow-height="false"/>
    </style:style>
    <style:style style:name="gr9" style:family="graphic" style:parent-style-name="standard">
      <style:graphic-properties draw:fill-color="#666666" draw:textarea-horizontal-align="center" draw:textarea-vertical-align="middle"/>
    </style:style>
    <style:style style:name="gr10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11" style:family="graphic" style:parent-style-name="objectwithoutfill">
      <style:graphic-properties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2.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_34_0572_5f_Rutsky_5f_Scripting_5f_languages-title">
      <style:graphic-properties draw:auto-grow-height="true" fo:min-height="3.507cm"/>
    </style:style>
    <style:style style:name="pr2" style:family="presentation" style:parent-style-name="_34_0572_5f_Rutsky_5f_Scripting_5f_languages-subtitle">
      <style:graphic-properties draw:fill-color="#ffffff" draw:auto-grow-height="true" fo:min-height="13.861cm"/>
    </style:style>
    <style:style style:name="pr3" style:family="presentation" style:parent-style-name="_34_0572_5f_Rutsky_5f_Scripting_5f_languages-notes">
      <style:graphic-properties draw:fill-color="#ffffff" draw:auto-grow-height="true" fo:min-height="13.365cm"/>
    </style:style>
    <style:style style:name="pr4" style:family="presentation" style:parent-style-name="_34_0572_5f_Rutsky_5f_Scripting_5f_languages-outline1">
      <style:graphic-properties fo:min-height="13.609cm"/>
    </style:style>
    <style:style style:name="pr5" style:family="presentation" style:parent-style-name="_34_0572_5f_Rutsky_5f_Scripting_5f_languages-notes">
      <style:graphic-properties draw:fill-color="#ffffff" fo:min-height="13.114cm"/>
    </style:style>
    <style:style style:name="pr6" style:family="presentation" style:parent-style-name="_34_0572_5f_Rutsky_5f_Scripting_5f_languages-subtitle">
      <style:graphic-properties draw:fill-color="#ffffff" draw:auto-grow-height="true" fo:min-height="17.936cm"/>
    </style:style>
    <style:style style:name="pr7" style:family="presentation" style:parent-style-name="_34_0572_5f_Rutsky_5f_Scripting_5f_languages-title">
      <style:graphic-properties fo:min-height="3.256cm"/>
    </style:style>
    <style:style style:name="pr8" style:family="presentation" style:parent-style-name="_34_0572_5f_Rutsky_5f_Scripting_5f_languages-outline1">
      <style:graphic-properties fo:min-height="13.61cm"/>
    </style:style>
    <style:style style:name="pr9" style:family="presentation" style:parent-style-name="_34_0572_5f_Rutsky_5f_Scripting_5f_languages-title">
      <style:graphic-properties draw:auto-grow-height="true" fo:min-height="17.663cm"/>
    </style:style>
    <style:style style:name="pr10" style:family="presentation" style:parent-style-name="_34_0572_5f_Rutsky_5f_Scripting_5f_languages-outline1" style:list-style-name="L3">
      <style:graphic-properties fo:min-height="13.61cm"/>
    </style:style>
    <style:style style:name="P1" style:family="paragraph">
      <style:text-properties fo:color="#280099"/>
    </style:style>
    <style:style style:name="P2" style:family="paragraph">
      <style:paragraph-properties fo:margin-left="0cm" fo:margin-right="0cm" fo:margin-top="0.246cm" fo:margin-bottom="0cm" fo:text-align="center" fo:text-indent="0cm"/>
    </style:style>
    <style:style style:name="P3" style:family="paragraph">
      <style:paragraph-properties fo:margin-left="0cm" fo:margin-right="0cm" fo:margin-top="0.264cm" fo:margin-bottom="0cm" fo:text-align="center" fo:text-indent="0cm"/>
    </style:style>
    <style:style style:name="P4" style:family="paragraph">
      <style:paragraph-properties fo:text-align="star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280099" fo:font-size="44pt" style:font-size-asian="44pt" style:font-size-complex="44pt"/>
    </style:style>
    <style:style style:name="P7" style:family="paragraph"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text-properties fo:font-family="'Courier 10 Pitch'" style:font-pitch="fixed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paragraph-properties fo:text-align="center"/>
      <style:text-properties fo:font-weight="normal" style:font-weight-asian="normal" style:font-weight-complex="normal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style:paragraph-properties fo:text-align="center"/>
      <style:text-properties fo:font-size="15pt" style:font-size-asian="15pt" style:font-size-complex="15pt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style:text-properties fo:font-size="15pt" style:font-size-asian="15pt" style:font-size-complex="15pt"/>
    </style:style>
    <style:style style:name="P17" style:family="paragraph">
      <style:text-properties fo:font-weight="normal" style:font-weight-asian="normal" style:font-weight-complex="normal"/>
    </style:style>
    <style:style style:name="T1" style:family="text">
      <style:text-properties fo:color="#280099"/>
    </style:style>
    <style:style style:name="T2" style:family="text">
      <style:text-properties fo:language="ru" fo:country="RU"/>
    </style:style>
    <style:style style:name="T3" style:family="text">
      <style:text-properties fo:font-size="30pt" fo:language="ru" fo:country="RU" style:font-size-asian="30pt" style:font-size-complex="30pt"/>
    </style:style>
    <style:style style:name="T4" style:family="text">
      <style:text-properties fo:color="#000000" fo:font-size="30pt" fo:language="ru" fo:country="RU" style:font-size-asian="30pt" style:font-size-complex="3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280099" fo:font-size="44pt" style:font-size-asian="44pt" style:font-size-complex="4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family="'Courier 10 Pitch'" style:font-pitch="fixed" fo:font-weight="bold" style:font-weight-asian="bold" style:font-weight-complex="bold"/>
    </style:style>
    <style:style style:name="T11" style:family="text">
      <style:text-properties fo:font-family="'Courier 10 Pitch'" style:font-pitch="fixe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family="'Courier 10 Pitch'" style:font-pitch="fixed" fo:font-weight="normal" style:font-weight-asian="normal" style:font-weight-complex="normal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family="'Courier 10 Pitch'" style:font-pitch="fixed"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family="'Courier 10 Pitch'" style:font-pitch="fixed" fo:font-size="28pt" style:font-size-asian="28pt" style:font-size-complex="28pt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1" style:family="text">
      <style:text-properties fo:font-family="'Courier 10 Pitch'" style:font-pitch="fixed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22" style:family="text">
      <style:text-properties fo:font-family="'Courier 10 Pitch'" style:font-pitch="fixed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3" style:family="text">
      <style:text-properties fo:font-family="'Courier 10 Pitch'" style:font-pitch="fixed" fo:font-size="15pt" fo:font-style="normal" style:font-size-asian="15pt" style:font-style-asian="normal" style:font-size-complex="15pt" style:font-style-complex="normal"/>
    </style:style>
    <style:style style:name="T24" style:family="text">
      <style:text-properties fo:font-family="'Courier 10 Pitch'" style:font-pitch="fixed" fo:font-size="15pt" fo:font-weight="bold" style:font-size-asian="15pt" style:font-weight-asian="bold" style:font-size-complex="15pt" style:font-weight-complex="bold"/>
    </style:style>
    <style:style style:name="T25" style:family="text">
      <style:text-properties fo:font-family="'Courier 10 Pitch'" style:font-pitch="fixed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Скриптовые языки программирования.  В. Руцкий, гр. 4057/2</presentation:footer-decl>
      <presentation:date-time-decl presentation:name="dtd1" presentation:source="fixed">27.10.2009</presentation:date-time-decl>
      <draw:page draw:name="page1" draw:style-name="dp1" draw:master-page-name="_34_0572_5f_Rutsky_5f_Scripting_5f_language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5cm" svg:y="3.493cm" presentation:class="title" presentation:user-transformed="true">
          <draw:text-box>
            <text:p><text:span text:style-name="T1">Скриптовые языки программирования</text:span></text:p>
          </draw:text-box>
        </draw:frame>
        <draw:frame presentation:style-name="pr2" draw:text-style-name="P2" draw:layer="layout" svg:width="25.199cm" svg:height="13.861cm" svg:x="1.4cm" svg:y="4.914cm" presentation:class="subtitle">
          <draw:text-box>
            <text:p text:style-name="P2"><text:span text:style-name="T2">Доклад на семинаре по специальности</text:span></text:p>
            <text:p text:style-name="P2"><text:span text:style-name="T2"/></text:p>
            <text:p text:style-name="P3"><text:span text:style-name="T3">Студент гр. 4057/2 <text:s/></text:span><text:span text:style-name="T4">Руцкий Владимир</text:span></text:p>
            <text:p text:style-name="P3"><text:span text:style-name="T4"/></text:p>
          </draw:text-box>
        </draw:frame>
        <draw:frame draw:style-name="gr1" draw:text-style-name="P4" draw:layer="layout" svg:width="6.294cm" svg:height="1.517cm" svg:x="10.853cm" svg:y="14cm">
          <draw:text-box>
            <text:p text:style-name="P4"><text:span text:style-name="T5">27.10.2009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Содержание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Введение</text:p>
              </text:list-item>
              <text:list-item>
                <text:p>Особенности скриптовых языков программирования</text:p>
              </text:list-item>
              <text:list-item>
                <text:p>Типы скриптов и примеры</text:p>
              </text:list-item>
              <text:list-item>
                <text:p>Заключение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p text:style-name="P5"><text:span text:style-name="T6">Введение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Машинные коды, язык ассемблера.</text:p>
                <text:list>
                  <text:list-item>
                    <text:p>Работа с отдельными ячейками памяти, регистрами</text:p>
                  </text:list-item>
                </text:list>
              </text:list-item>
              <text:list-item>
                <text:p>Компилируемые в машинные коды (C, С++).</text:p>
                <text:list>
                  <text:list-item>
                    <text:p>Работа с примитивными типами данных (числа, массивы, структуры/классы)</text:p>
                  </text:list-item>
                </text:list>
              </text:list-item>
              <text:list-item>
                <text:p>Компилируемые в байт-код или интерпретируемые (Java, C#, Python).</text:p>
                <text:list>
                  <text:list-item>
                    <text:p>Более сложные типы данных и более сложные элементарные операции над ними</text:p>
                  </text:list-item>
                </text:list>
              </text:list-item>
              <text:list-item>
                <text:p>Работающие со сложными типами данных (с таблицами, программами — SQL, shell)</text:p>
              </text:list-item>
            </text:list>
          </draw:text-box>
        </draw:frame>
        <draw:frame presentation:style-name="pr7" draw:layer="layout" svg:width="25.199cm" svg:height="3.473cm" svg:x="1.4cm" svg:y="0.854cm" presentation:class="title" presentation:user-transformed="true">
          <draw:text-box>
            <text:p>Иерархия языков программирования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ложность элементарных операций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диаграмма количества машинных команд необходимых для выполнения каждой элементарной операции в соответствующем классе языка программирования с предыдущего слайда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Сложность написания программ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&lt;здесь будет приведена статистика, сколько строк кода (и сколько времени) занимает решение какой-то определённой задачи, в различных классах языков программирования с предпредыдущего слайда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Эволюция языков программирования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Чем выше уровень языка, тем</text:p>
                <text:list>
                  <text:list-item>
                    <text:p>Проще и быстрее разработка программы</text:p>
                  </text:list-item>
                  <text:list-item>
                    <text:p>Медленнее работа программы</text:p>
                  </text:list-item>
                </text:list>
                <text:p/>
                <text:p>Вычислительная техника развивается столь стремительно, что применение сильно высокоуровневых языков программирования является оправданным во многих задачах.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Появление скриптов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1960-е годы. Shell-скрипты. Автоматизация работы человека-оператора по вводу команд ОС в системах с разделением времени</text:p>
              </text:list-item>
              <text:list-item>
                <text:p>«Скриптовый язык», «язык сценариев» — язык записи «сценария», последовательности выполнения команд ОС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Особенности скриптовых языков программирования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Назнач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Быстрое и простое связывание и управление готовыми объектами (функциями, программами)</text:p>
                <text:list>
                  <text:list-item>
                    <text:p>Для создания новых программ на основе существующих</text:p>
                  </text:list-item>
                  <text:list-item>
                    <text:p>Для автоматизации различных рутинных операций</text:p>
                  </text:list-item>
                  <text:list-item>
                    <text:p>Для быстрой разработки технологических тестов</text:p>
                  </text:list-item>
                  <text:list-item>
                    <text:p>Для задания сценариев работы программы не программистами</text:p>
                  </text:list-item>
                  <text:list-item>
                    <text:p>Для управления специальными данными</text:p>
                  </text:list-item>
                </text:list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Типы данных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Бестиповые — более абстрактный и универсальный код</text:p>
                  </text:list-item>
                  <text:list-item>
                    <text:p>Универсальные типы — возможность произвольного связывания различных компонент</text:p>
                  </text:list-item>
                </text:list>
                <text:p>Недостаток:</text:p>
                <text:list>
                  <text:list-item>
                    <text:p>Нетипизированность данных не позволяет выявить ошибочное использование переменных до начала выполнения скрипта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Особенности среды выполнения скриптов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Выполнение скриптов:</text:p>
                <text:list>
                  <text:list-item>
                    <text:p>Практически никогда не компилируются в машинные коды</text:p>
                  </text:list-item>
                  <text:list-item>
                    <text:p>Компилируются в байт-код (обычно лишь для оптимизации скорости выполнения, кешируются)</text:p>
                    <text:list>
                      <text:list-item>
                        <text:p>Возможно выполнение JIT</text:p>
                      </text:list-item>
                    </text:list>
                  </text:list-item>
                  <text:list-item>
                    <text:p>Чаще всего интерпретируются «на лету»</text:p>
                  </text:list-item>
                </text:list>
                <text:p>Многие скрипты — кроссплатформенные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Особенности синтаксиса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Чаще всего позволяет «построчное» выполнение <text:s/>кода — даёт возможность программирования «на лету», прямо во время выполнения программы</text:p>
              </text:list-item>
              <text:list-item>
                <text:p>Минимализм в конструкциях языка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Типы скриптов и примеры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Классификация типов языков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Управление последовательностью команд ОС</text:p>
                <text:list>
                  <text:list-item>
                    <text:p>Unix Bash</text:p>
                  </text:list-item>
                  <text:list-item>
                    <text:p>Windows cmd.exe</text:p>
                  </text:list-item>
                </text:list>
              </text:list-item>
              <text:list-item>
                <text:p>Обработка текстов</text:p>
                <text:list>
                  <text:list-item>
                    <text:p>AWK</text:p>
                  </text:list-item>
                </text:list>
              </text:list-item>
              <text:list-item>
                <text:p>Web-скрипты</text:p>
                <text:list>
                  <text:list-item>
                    <text:p>Серверные: PHP</text:p>
                  </text:list-item>
                  <text:list-item>
                    <text:p>Клиентские: JavaScript</text:p>
                  </text:list-item>
                </text:list>
              </text:list-item>
              <text:list-item>
                <text:p>Языки общего назначения</text:p>
                <text:list>
                  <text:list-item>
                    <text:p>Perl</text:p>
                  </text:list-item>
                  <text:list-item>
                    <text:p>Python</text:p>
                  </text:list-item>
                  <text:list-item>
                    <text:p>Tcl</text:p>
                  </text:list-item>
                  <text:list-item>
                    <text:p>Ruby</text:p>
                  </text:list-item>
                  <text:list-item>
                    <text:p>Lua</text:p>
                  </text:list-item>
                </text:list>
              </text:list-item>
              <text:list-item>
                <text:p>Узконаправленные языки</text:p>
                <text:list>
                  <text:list-item>
                    <text:p>&lt;TODO&gt;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Управление последовательностью <text:s/>команд ОС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«Shell» — «оболочка» — интерфейс между функциями ядра/системы и конечным пользователем</text:p>
                <text:list>
                  <text:list-item>
                    <text:p>GUI — graphical user interface</text:p>
                  </text:list-item>
                  <text:list-item>
                    <text:p>CLI — command-line interface</text:p>
                  </text:list-item>
                </text:list>
              </text:list-item>
              <text:list-item>
                <text:p>Первые оболочки ОС — текстовые (CLI)</text:p>
              </text:list-item>
              <text:list-item>
                <text:p>Первая командная оболочка — shell — 1963 г., MIT, для ОС с разделением времени</text:p>
              </text:list-item>
              <text:list-item>
                <text:p>Четыре поколения shell:</text:p>
                <text:list>
                  <text:list-item>
                    <text:p>Thomson shell, Mashey shell</text:p>
                    <text:list>
                      <text:list-item>
                        <text:p>Базовые синтаксические конструкции, реализованные как отдельные программы</text:p>
                      </text:list-item>
                      <text:list-item>
                        <text:p>Нет переменных</text:p>
                      </text:list-item>
                    </text:list>
                  </text:list-item>
                  <text:list-item>
                    <text:p>C-shell, Bourne shell</text:p>
                    <text:list>
                      <text:list-item>
                        <text:p>Более продвинутый синтаксис</text:p>
                      </text:list-item>
                      <text:list-item>
                        <text:p>Переменные</text:p>
                      </text:list-item>
                    </text:list>
                    <text:p>Дальнейшее развитие синтаксиса и объектной модели</text:p>
                  </text:list-item>
                  <text:list-item>
                    <text:p>tcsh, ksh88</text:p>
                  </text:list-item>
                  <text:list-item>
                    <text:p>ksh93, bash, zsh, Microsoft Power Shell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8.1cm" svg:height="3.507cm" svg:x="1.4cm" svg:y="0.837cm" presentation:class="title" presentation:user-transformed="true">
          <draw:text-box>
            <text:p>Unix CLI. Bash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Thompson shell</text:span> — первая оболочка для ОС Unix, разработал Ken Thompson в в AT&amp;T Bell Laboratories в 1971</text:p>
              </text:list-item>
              <text:list-item>
                <text:p><text:span text:style-name="T7">sh</text:span> <text:span text:style-name="T8">—</text:span> <text:span text:style-name="T9">Bourne shell</text:span><text:span text:style-name="T8">, р</text:span>азработал Stephen Bourne в AT&amp;T Bell Laboratories и был выпущен в 1977 как оболочка по умолчанию для Version 7 Unix. Заменил Thompson shell</text:p>
              </text:list-item>
              <text:list-item>
                <text:p><text:span text:style-name="T7">Bash</text:span> <text:span text:style-name="T8">—</text:span> <text:span text:style-name="T9">Bourne-again shell, р</text:span><text:span text:style-name="T8">азработал в 1987 Brian Fox в рамках проекта GNU.</text:span></text:p>
                <text:list>
                  <text:list-item>
                    <text:p><text:span text:style-name="T8">Обратно совместимое надмножество над sh</text:span></text:p>
                  </text:list-item>
                  <text:list-item>
                    <text:p><text:span text:style-name="T8">До сих пор продолжает развиваться и широко используется в качестве shell по умолчанию в различных Unix-like ОС</text:span></text:p>
                  </text:list-item>
                  <text:list-item>
                    <text:p><text:span text:style-name="T8">Сейчас — полноценный язык программирования, по историческим причинам ориентированный на задание последовательности выполнения команд ОС</text:span></text:p>
                  </text:list-item>
                  <text:list-item>
                    <text:p>«Стандартной библиотекой» для bash является набор стандартных утилит Unix.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5.837cm" svg:height="2.462cm" svg:x="19.665cm" svg:y="1.5cm">
          <draw:image xlink:href="Pictures/10000201000001000000006C2FC13A2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8.1cm" svg:height="3.507cm" svg:x="1.4cm" svg:y="0.837cm" presentation:class="title" presentation:user-transformed="true">
          <draw:text-box>
            <text:p>Bash. Примеры</text:p>
          </draw:text-box>
        </draw:frame>
        <draw:frame presentation:style-name="pr8" draw:text-style-name="P9" draw:layer="layout" svg:width="8.1cm" svg:height="13.86cm" svg:x="1.4cm" svg:y="4.914cm" presentation:class="outline" presentation:user-transformed="true">
          <draw:text-box>
            <text:p text:style-name="P9"><text:span text:style-name="T10">function</text:span><text:span text:style-name="T11"> gcd {</text:span></text:p>
            <text:p text:style-name="P9"><text:span text:style-name="T11"><text:s text:c="2"/></text:span><text:span text:style-name="T11">a=$1</text:span></text:p>
            <text:p text:style-name="P9"><text:span text:style-name="T11"><text:s text:c="2"/></text:span><text:span text:style-name="T11">b=$2</text:span></text:p>
            <text:p text:style-name="P9"><text:span text:style-name="T11"><text:s text:c="2"/></text:span><text:span text:style-name="T10">while</text:span><text:span text:style-name="T11"> [ $a -gt 0 ]; do</text:span></text:p>
            <text:p text:style-name="P9"><text:span text:style-name="T11"><text:s text:c="4"/></text:span><text:span text:style-name="T11">c=$a</text:span></text:p>
            <text:p text:style-name="P9"><text:span text:style-name="T11"><text:s text:c="4"/></text:span><text:span text:style-name="T11">a=$[$b % $a]</text:span></text:p>
            <text:p text:style-name="P9"><text:span text:style-name="T11"><text:s text:c="4"/></text:span><text:span text:style-name="T11">b=$c</text:span></text:p>
            <text:p text:style-name="P9"><text:span text:style-name="T11"><text:s text:c="2"/></text:span><text:span text:style-name="T10">done</text:span></text:p>
            <text:p text:style-name="P9"><text:span text:style-name="T11"/></text:p>
            <text:p text:style-name="P9"><text:span text:style-name="T11"><text:s text:c="2"/></text:span><text:span text:style-name="T10">return</text:span><text:span text:style-name="T11"> $b</text:span></text:p>
            <text:p text:style-name="P9"><text:span text:style-name="T11">}</text:span></text:p>
            <text:p text:style-name="P9"><text:span text:style-name="T11"/></text:p>
            <text:p text:style-name="P9"><text:span text:style-name="T11">gcd 42 56</text:span></text:p>
            <text:p text:style-name="P9"><text:span text:style-name="T10">echo</text:span><text:span text:style-name="T11"> $?</text:span></text:p>
            <text:p text:style-name="P9"><text:span text:style-name="T11"/></text:p>
          </draw:text-box>
        </draw:frame>
        <draw:frame presentation:style-name="pr8" draw:text-style-name="P9" draw:layer="layout" svg:width="17.107cm" svg:height="13.86cm" svg:x="9.5cm" svg:y="4.914cm" presentation:class="outline" presentation:user-transformed="true">
          <draw:text-box>
            <text:p text:style-name="P9"><text:span text:style-name="T11"># Поиск строки в файлах</text:span></text:p>
            <text:p text:style-name="P9"><text:span text:style-name="T11">find /tmp -exec grep -H "search string" '{}' \; -print</text:span></text:p>
            <text:p text:style-name="P9"><text:span text:style-name="T11"># Создать список из мультимедийных файлов</text:span></text:p>
            <text:p text:style-name="P9"><text:span text:style-name="T11">find . -iname '*.avi' -o -iname '*.mpg' -o -iname '*.mov' &gt; list.m3u</text:span></text:p>
            <text:p text:style-name="P9"><text:span text:style-name="T11"># Обработка изображений в текущей директории</text:span></text:p>
            <text:p text:style-name="P9"><text:span text:style-name="T10">for</text:span><text:span text:style-name="T11"> i in *.JPG; </text:span><text:span text:style-name="T10">do</text:span><text:span text:style-name="T11"> jpegtran -grayscale $i | jpegtopnm | pnmnorm -wp 10 | pnmscale 0.5 | pnmtojpeg &gt; converted/`echo "$i" | tr A-Z a-z`; </text:span><text:span text:style-name="T10">done</text:span></text:p>
            <text:p text:style-name="P9"><text:span text:style-name="T11"># Перекодирование имён файлов из koi8-r в utf8</text:span></text:p>
            <text:p text:style-name="P9"><text:span text:style-name="T11">find . -depth -execdir sh -c "src=\`basename '{}' \` dest=\`echo \$src | recode -f koi8-r..utf8\`; [ \"\$src\" == \"\$dest\" ] || mv \"\$src\" \"\$dest\" " \;</text:span></text:p>
          </draw:text-box>
        </draw:frame>
        <draw:frame draw:style-name="gr3" draw:text-style-name="P8" draw:layer="layout" svg:width="5.837cm" svg:height="2.462cm" svg:x="19.664cm" svg:y="1.5cm">
          <draw:image xlink:href="Pictures/10000201000001000000006C2FC13A22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8.6cm" svg:height="3.507cm" svg:x="1.4cm" svg:y="0.837cm" presentation:class="title" presentation:user-transformed="true">
          <draw:text-box>
            <text:p>Windows CLI. Общая характеристика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COMMAND.COM</text:span><text:span text:style-name="T12"> — оболочка по умолчанию для ОС DOS, и CLI ОС MS Windows 9x/Me</text:span></text:p>
                <text:list>
                  <text:list-item>
                    <text:p><text:span text:style-name="T12">Однозадачность</text:span></text:p>
                  </text:list-item>
                </text:list>
              </text:list-item>
              <text:list-item>
                <text:p><text:span text:style-name="T7">CMD.EXE</text:span><text:span text:style-name="T12"> — CLI для ОС MS Windows не ниже Windows 2000, разработал Therese Stowell для MS Windows NT</text:span></text:p>
                <text:list>
                  <text:list-item>
                    <text:p><text:span text:style-name="T12">Скудные возможности конструкций языка и управления объектами</text:span></text:p>
                  </text:list-item>
                  <text:list-item>
                    <text:p><text:span text:style-name="T12">Необходимый минимум для задания последовательного выполнения команд с несложной логикой</text:span></text:p>
                  </text:list-item>
                  <text:list-item>
                    <text:p><text:span text:style-name="T12">Скудный набор утилит</text:span></text:p>
                  </text:list-item>
                </text:list>
              </text:list-item>
              <text:list-item>
                <text:p><text:span text:style-name="T7">Windows Script Host</text:span><text:span text:style-name="T12"> — технология создания скриптов, используя Active Scripting, первоначально разрабона для Windows 98</text:span></text:p>
                <text:list>
                  <text:list-item>
                    <text:p><text:span text:style-name="T12">Возможность написания скриптов на JScript, VBScript и других языках</text:span></text:p>
                  </text:list-item>
                  <text:list-item>
                    <text:p><text:span text:style-name="T12">Интерфейс для работы с COM</text:span></text:p>
                  </text:list-item>
                </text:list>
              </text:list-item>
              <text:list-item>
                <text:p><text:span text:style-name="T7">Windows PowerShell</text:span><text:span text:style-name="T12"> — CLI для MS Windows не ниже Windows XP SP2, разработала Microsoft в 2006 г.</text:span></text:p>
                <text:list>
                  <text:list-item>
                    <text:p><text:span text:style-name="T12">Предоставляет возможности полноценного скриптового языка</text:span></text:p>
                  </text:list-item>
                  <text:list-item>
                    <text:p><text:span text:style-name="T12">Интерфейс для работы с COM</text:span></text:p>
                  </text:list-item>
                  <text:list-item>
                    <text:p><text:span text:style-name="T12">Интерфейс для работы с .NET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639cm" svg:height="3.111cm" svg:x="19.5cm" svg:y="1cm">
          <draw:image xlink:href="Pictures/100000000000003E00000035DD876FB2.png" xlink:type="simple" xlink:show="embed" xlink:actuate="onLoad">
            <text:p/>
          </draw:image>
        </draw:frame>
        <draw:frame draw:style-name="gr3" draw:text-style-name="P8" draw:layer="layout" svg:width="3cm" svg:height="3cm" svg:x="23cm" svg:y="1cm">
          <draw:image xlink:href="Pictures/100002010000010000000100F762B169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8.6cm" svg:height="3.507cm" svg:x="1.4cm" svg:y="0.837cm" presentation:class="title" presentation:user-transformed="true">
          <draw:text-box>
            <text:p>cmd.exe. Примеры</text:p>
          </draw:text-box>
        </draw:frame>
        <draw:frame presentation:style-name="pr8" draw:text-style-name="P9" draw:layer="layout" svg:width="24.6cm" svg:height="13.86cm" svg:x="1.4cm" svg:y="4.914cm" presentation:class="outline" presentation:user-transformed="true">
          <draw:text-box>
            <text:p text:style-name="P9"><text:span text:style-name="T11">goto :main</text:span></text:p>
            <text:p text:style-name="P9"><text:span text:style-name="T11"/></text:p>
            <text:p text:style-name="P9"><text:span text:style-name="T11">:gcd </text:span></text:p>
            <text:p text:style-name="P9"><text:span text:style-name="T11"><text:s text:c="2"/></text:span><text:span text:style-name="T11">set a=%1</text:span></text:p>
            <text:p text:style-name="P9"><text:span text:style-name="T11"><text:s text:c="2"/></text:span><text:span text:style-name="T11">set b=%2</text:span></text:p>
            <text:p text:style-name="P9"><text:span text:style-name="T11"/></text:p>
            <text:p text:style-name="P9"><text:span text:style-name="T11"><text:s text:c="2"/></text:span><text:span text:style-name="T11">:loop_start</text:span></text:p>
            <text:p text:style-name="P9"><text:span text:style-name="T11"><text:s text:c="4"/></text:span><text:span text:style-name="T11">if not %a% gtr 0 exit /B %b%</text:span></text:p>
            <text:p text:style-name="P9"><text:span text:style-name="T11"><text:s text:c="6"/></text:span><text:span text:style-name="T11">set /a c=%a%</text:span></text:p>
            <text:p text:style-name="P9"><text:span text:style-name="T11"><text:s text:c="6"/></text:span><text:span text:style-name="T11">set /a a=%b% %% %a%</text:span></text:p>
            <text:p text:style-name="P9"><text:span text:style-name="T11"><text:s text:c="6"/></text:span><text:span text:style-name="T11">set /a b=%c%.</text:span></text:p>
            <text:p text:style-name="P9"><text:span text:style-name="T11"><text:s text:c="2"/></text:span><text:span text:style-name="T11">goto loop_start</text:span></text:p>
            <text:p text:style-name="P9"><text:span text:style-name="T11"/></text:p>
            <text:p text:style-name="P9"><text:span text:style-name="T11">:main </text:span></text:p>
            <text:p text:style-name="P9"><text:span text:style-name="T11">call :gcd 42 56</text:span></text:p>
            <text:p text:style-name="P9"><text:span text:style-name="T11">echo %errorlevel%</text:span></text:p>
            <text:p text:style-name="P9"><text:span text:style-name="T11"/></text:p>
            <text:p text:style-name="P9"><text:span text:style-name="T11">rem Разбор файла myfile.txt с табличными данными</text:span></text:p>
            <text:p text:style-name="P9"><text:span text:style-name="T11">rem Вывод столбцов 2, 3 и всех следующих через переменные %i, %j, %k</text:span></text:p>
            <text:p text:style-name="P9"><text:span text:style-name="T11">for /F "eol=; tokens=2,3* delims=," %i in (myfile.txt) do @echo %i %j %k</text:span></text:p>
          </draw:text-box>
        </draw:frame>
        <draw:frame draw:style-name="gr3" draw:text-style-name="P8" draw:layer="layout" svg:width="3.639cm" svg:height="3.111cm" svg:x="19.5cm" svg:y="1.001cm">
          <draw:image xlink:href="Pictures/100000000000003E00000035DD876FB2.png" xlink:type="simple" xlink:show="embed" xlink:actuate="onLoad">
            <text:p/>
          </draw:image>
        </draw:frame>
        <draw:frame draw:style-name="gr3" draw:text-style-name="P8" draw:layer="layout" svg:width="3cm" svg:height="3cm" svg:x="23cm" svg:y="1.001cm">
          <draw:image xlink:href="Pictures/100002010000010000000100F762B169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Языки для обработки текстов</text:p>
          </draw:text-box>
        </draw:frame>
        <draw:frame presentation:style-name="pr8" draw:layer="layout" svg:width="25.199cm" svg:height="13.86cm" svg:x="1.301cm" svg:y="5cm" presentation:class="outline" presentation:user-transformed="true">
          <draw:text-box>
            <text:list text:style-name="L2">
              <text:list-item>
                <text:p>Текст — цепочка символов — универсальный тип данных</text:p>
              </text:list-item>
              <text:list-item>
                <text:p>Алгоритмы, принимающие цепочку символов и возвращающие цепочку, можно связывать друг с другом в произвольном порядке</text:p>
                <text:p/>
                <text:p/>
                <text:p/>
                <text:p/>
                <text:p/>
              </text:list-item>
              <text:list-item>
                <text:p>Shell превосходно подходит для обработки цепочек символов: вход и выход программ — цепочки символов и shell имеет встроенную возможность для перенаправления вывода одной команды ОС на вход другой</text:p>
              </text:list-item>
            </text:list>
          </draw:text-box>
        </draw:frame>
        <draw:custom-shape draw:style-name="gr4" draw:text-style-name="P8" draw:layer="layout" svg:width="3.5cm" svg:height="2cm" svg:x="7cm" svg:y="8.5cm">
          <text:p text:style-name="P8"><text:span text:style-name="T7">вход</text:span></text:p>
          <text:p text:style-name="P8">текст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cm" svg:height="2cm" svg:x="17cm" svg:y="8.5cm">
          <text:p text:style-name="P8"><text:span text:style-name="T7">выход</text:span></text:p>
          <text:p text:style-name="P8">текст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3.5cm" svg:height="2cm" svg:x="12cm" svg:y="8.5cm">
          <text:p text:style-name="P8"><text:span text:style-name="T12">алгоритм</text:span>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0.5cm" svg:y1="9.5cm" svg:x2="12cm" svg:y2="9.5cm">
          <text:p/>
        </draw:line>
        <draw:line draw:style-name="gr5" draw:text-style-name="P8" draw:layer="layout" svg:x1="15.5cm" svg:y1="9.5cm" svg:x2="17cm" svg:y2="9.5cm">
          <text:p/>
        </draw:line>
        <draw:custom-shape draw:style-name="gr4" draw:text-style-name="P12" draw:layer="layout" svg:width="3.5cm" svg:height="2cm" svg:x="2cm" svg:y="11cm">
          <text:p text:style-name="P8"><text:span text:style-name="T7">вход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cm" svg:height="2cm" svg:x="12cm" svg:y="11cm">
          <text:p text:style-name="P8">алгоритм 2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3.5cm" svg:height="2cm" svg:x="7cm" svg:y="11cm">
          <text:p text:style-name="P8">алгоритм 1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5.5cm" svg:y1="12cm" svg:x2="7cm" svg:y2="12cm">
          <text:p/>
        </draw:line>
        <draw:line draw:style-name="gr5" draw:text-style-name="P8" draw:layer="layout" svg:x1="10.5cm" svg:y1="12cm" svg:x2="12cm" svg:y2="12cm">
          <text:p/>
        </draw:line>
        <draw:custom-shape draw:style-name="gr4" draw:text-style-name="P8" draw:layer="layout" svg:width="3.5cm" svg:height="2cm" svg:x="17cm" svg:y="11cm">
          <text:p text:style-name="P8">алгоритм 3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3.5cm" svg:height="2cm" svg:x="22cm" svg:y="11cm">
          <text:p text:style-name="P8"><text:span text:style-name="T7">выход</text:span>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15.5cm" svg:y1="12cm" svg:x2="17cm" svg:y2="12cm">
          <text:p/>
        </draw:line>
        <draw:line draw:style-name="gr5" draw:text-style-name="P8" draw:layer="layout" svg:x1="20.5cm" svg:y1="12cm" svg:x2="22cm" svg:y2="12cm">
          <text:p/>
        </draw:line>
        <presentation:notes draw:style-name="dp2" presentation:use-date-time-name="dtd1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WK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<text:span text:style-name="T7">AWK</text:span><text:span text:style-name="T12"> — язык программирования, созданный для потоковой обработки текстовых данных</text:span></text:p>
              </text:list-item>
              <text:list-item>
                <text:p>Первоначально разработан в AT&amp;T Bell Labs в 1977 г.. Авторы: Alfred Aho, Peter Weinberger и Brian Kernighan</text:p>
              </text:list-item>
              <text:list-item>
                <text:p>Язык разбора входного потока</text:p>
                <text:list>
                  <text:list-item>
                    <text:p>Входной поток состоит из записей (строк)</text:p>
                  </text:list-item>
                  <text:list-item>
                    <text:p>Записи состоят из полей (слов)</text:p>
                  </text:list-item>
                </text:list>
              </text:list-item>
              <text:list-item>
                <text:p>Удобная обработка текстовых таблиц</text:p>
              </text:list-item>
              <text:list-item>
                <text:p>Программа на AWK — набор правил</text:p>
                <text:list>
                  <text:list-header>
                    <text:p>шаблон { действие }</text:p>
                  </text:list-header>
                </text:list>
              </text:list-item>
              <text:list-item>
                <text:p>Встроенная поддержка регулярных выражений</text:p>
              </text:list-item>
              <text:list-item>
                <text:p>Удобный доступ к метаинформации о таблице:</text:p>
                <text:list>
                  <text:list-item>
                    <text:p>NR - номер текущей записи,</text:p>
                  </text:list-item>
                  <text:list-item>
                    <text:p>NF - число полей в текущей записи,</text:p>
                  </text:list-item>
                  <text:list-item>
                    <text:p>Переменные для задания разделителей записей, полей.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Примеры:</text:p>
                <text:list>
                  <text:list-item>
                    <text:p><text:span text:style-name="T11"># Для всех строк с третьем полем начинающимся на «Иванов» выведёт значения первого и пятого полей</text:span></text:p>
                    <text:p><text:span text:style-name="T11">$3 ~ /^Иванов/ { </text:span><text:span text:style-name="T10">print</text:span><text:span text:style-name="T11"> $1, $5 } </text:span></text:p>
                  </text:list-item>
                  <text:list-item>
                    <text:p><text:span text:style-name="T11"># Печать всех строк длиннее 80 символов</text:span></text:p>
                    <text:p><text:span text:style-name="T11">{ if (</text:span><text:span text:style-name="T10">length</text:span><text:span text:style-name="T11">($0) &gt; 80) </text:span><text:span text:style-name="T10">print</text:span><text:span text:style-name="T11"> $0 }</text:span></text:p>
                  </text:list-item>
                  <text:list-item>
                    <text:p><text:span text:style-name="T11"># Подсчет числа строк, удовлетворяющим регулярным выражениям</text:span></text:p>
                    <text:p><text:span text:style-name="T11">/aaa/ <text:s text:c="2"/>{ m["aaa"]++; }</text:span></text:p>
                    <text:p><text:span text:style-name="T11">/bbb/ <text:s text:c="2"/>{ m["bbb"]++; }</text:span></text:p>
                    <text:p><text:span text:style-name="T10">END</text:span><text:span text:style-name="T11"> <text:s text:c="3"/>{ </text:span><text:span text:style-name="T10">for</text:span><text:span text:style-name="T11">( i in m ) </text:span><text:span text:style-name="T10">print</text:span><text:span text:style-name="T11">("m["i"] =", m[i]); </text:span></text:p>
                  </text:list-item>
                  <text:list-item>
                    <text:p><text:span text:style-name="T11"># Подсчет числа строк, слов и символов</text:span></text:p>
                    <text:p><text:span text:style-name="T11">{</text:span></text:p>
                    <text:p><text:span text:style-name="T11"><text:s text:c="4"/></text:span><text:span text:style-name="T11">w += </text:span><text:span text:style-name="T10">NF</text:span></text:p>
                    <text:p><text:span text:style-name="T11"><text:s text:c="4"/></text:span><text:span text:style-name="T11">c += </text:span><text:span text:style-name="T10">length</text:span><text:span text:style-name="T11"> + 1</text:span></text:p>
                    <text:p><text:span text:style-name="T11">}</text:span></text:p>
                    <text:p><text:span text:style-name="T10">END</text:span><text:span text:style-name="T11"> { </text:span><text:span text:style-name="T10">print</text:span><text:span text:style-name="T11"> </text:span><text:span text:style-name="T10">NR</text:span><text:span text:style-name="T11">, w, c }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custom-shape draw:style-name="gr6" draw:text-style-name="P8" draw:layer="layout" svg:width="10.5cm" svg:height="6.5cm" svg:x="17cm" svg:y="11.4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0cm" svg:height="6.5cm" svg:x="3cm" svg:y="11.4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0.5cm" svg:height="1cm" svg:x="17cm" svg:y="10.47cm">
          <text:p text:style-name="P8">Сервер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0cm" svg:height="1.077cm" svg:x="3cm" svg:y="10.47cm">
          <text:p text:style-name="P8">Браузер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7cm" svg:x="1.4cm" svg:y="0.837cm" presentation:class="title">
          <draw:text-box>
            <text:p>Web-скрипты</text:p>
          </draw:text-box>
        </draw:frame>
        <draw:frame presentation:style-name="pr8" draw:layer="layout" svg:width="25.199cm" svg:height="6.086cm" svg:x="1.4cm" svg:y="4.914cm" presentation:class="outline" presentation:user-transformed="true">
          <draw:text-box>
            <text:list text:style-name="L2">
              <text:list-item>
                <text:p>Чаще всего обмен информацией организован внутри пар клиент-сервер</text:p>
              </text:list-item>
              <text:list-item>
                <text:p>Общие для большинства схем взаимодействия клиент-сервер рутинные операции:</text:p>
                <text:list>
                  <text:list-item>
                    <text:p>генерация данных на сервере,</text:p>
                  </text:list-item>
                  <text:list-item>
                    <text:p>подготовка к передаче клиенту,</text:p>
                  </text:list-item>
                  <text:list-item>
                    <text:p>отображение данных на стороне клиента, </text:p>
                  </text:list-item>
                  <text:list-item>
                    <text:p>приём данных от клиента</text:p>
                  </text:list-item>
                </text:list>
              </text:list-item>
            </text:list>
          </draw:text-box>
        </draw:frame>
        <draw:custom-shape draw:style-name="gr4" draw:text-style-name="P13" draw:layer="layout" svg:width="3.838cm" svg:height="2.154cm" svg:x="3.404cm" svg:y="12.086cm">
          <text:p text:style-name="P8"><text:span text:style-name="T13">формирование</text:span></text:p>
          <text:p text:style-name="P8"><text:span text:style-name="T13">запроса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4.318cm" svg:height="2.154cm" svg:x="8.202cm" svg:y="12.086cm">
          <text:p text:style-name="P8"><text:span text:style-name="T13">упаковка </text:span></text:p>
          <text:p text:style-name="P8"><text:span text:style-name="T13">данных запроса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4.296cm" svg:height="2.154cm" svg:x="17.402cm" svg:y="12.085cm">
          <text:p text:style-name="P8"><text:span text:style-name="T13">распаковка</text:span></text:p>
          <text:p text:style-name="P8"><text:span text:style-name="T13">данных запроса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3.819cm" svg:height="2.154cm" svg:x="23.129cm" svg:y="12.085cm">
          <text:p text:style-name="P8"><text:span text:style-name="T13">обработка</text:span></text:p>
          <text:p text:style-name="P8"><text:span text:style-name="T13">запроса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4.296cm" svg:height="2.154cm" svg:x="17.402cm" svg:y="15.316cm">
          <text:p text:style-name="P8"><text:span text:style-name="T13">упаковка </text:span></text:p>
          <text:p text:style-name="P8"><text:span text:style-name="T13">данных ответа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4.318cm" svg:height="2.154cm" svg:x="8.202cm" svg:y="15.316cm">
          <text:p text:style-name="P8"><text:span text:style-name="T13">распаковка</text:span></text:p>
          <text:p text:style-name="P8"><text:span text:style-name="T13">данных ответа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3.838cm" svg:height="2.154cm" svg:x="3.404cm" svg:y="15.316cm">
          <text:p text:style-name="P8"><text:span text:style-name="T13">отображение</text:span></text:p>
          <text:p text:style-name="P8"><text:span text:style-name="T13">данных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3.819cm" svg:height="2.154cm" svg:x="23.129cm" svg:y="15.316cm">
          <text:p text:style-name="P8"><text:span text:style-name="T13">формирование</text:span></text:p>
          <text:p text:style-name="P8"><text:span text:style-name="T13">ответа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4.5cm" svg:height="1.5cm" draw:transform="rotate (1.57236712312139) translate (0.507cm 16.97cm)">
          <text:p text:style-name="P8"><text:span text:style-name="T13">пользователь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9" draw:text-style-name="P8" draw:layer="layout" svg:width="9.005cm" svg:height="2.999cm" draw:transform="skewX (0.0062831853071784) rotate (1.58999494856653) translate (13.6496235362512cm 18.5065909365229cm)" svg:viewBox="0 0 9006 3000" draw:points="0,29083 0,27084 1638,27584 3684,26584 5322,27584 7778,26584 8597,27084 9006,29084 8187,29584 7778,29084 5322,29583 3684,29583 2866,29083 409,29583">
          <text:p text:style-name="P8">интернет</text:p>
        </draw:polygon>
        <draw:line draw:style-name="gr5" draw:text-style-name="P8" draw:layer="layout" svg:x1="2cm" svg:y1="14cm" svg:x2="3.5cm" svg:y2="12.97cm">
          <text:p/>
        </draw:line>
        <draw:line draw:style-name="gr5" draw:text-style-name="P8" draw:layer="layout" svg:x1="7cm" svg:y1="13.17cm" svg:x2="8.5cm" svg:y2="13.17cm">
          <text:p/>
        </draw:line>
        <draw:line draw:style-name="gr10" draw:text-style-name="P8" draw:layer="layout" svg:x1="12.5cm" svg:y1="13.17cm" svg:x2="17.5cm" svg:y2="13.17cm">
          <text:p/>
        </draw:line>
        <draw:line draw:style-name="gr5" draw:text-style-name="P8" draw:layer="layout" svg:x1="21.6cm" svg:y1="13.17cm" svg:x2="23.1cm" svg:y2="13.17cm">
          <text:p/>
        </draw:line>
        <draw:line draw:style-name="gr5" draw:text-style-name="P8" draw:layer="layout" svg:x1="25cm" svg:y1="14.37cm" svg:x2="25cm" svg:y2="15.37cm">
          <text:p/>
        </draw:line>
        <draw:line draw:style-name="gr5" draw:text-style-name="P8" draw:layer="layout" svg:x1="23.1cm" svg:y1="16.47cm" svg:x2="21.6cm" svg:y2="16.47cm">
          <text:p/>
        </draw:line>
        <draw:line draw:style-name="gr10" draw:text-style-name="P8" draw:layer="layout" svg:x1="17.5cm" svg:y1="16.47cm" svg:x2="12.5cm" svg:y2="16.47cm">
          <text:p/>
        </draw:line>
        <draw:line draw:style-name="gr5" draw:text-style-name="P8" draw:layer="layout" svg:x1="8.5cm" svg:y1="16.47cm" svg:x2="7cm" svg:y2="16.47cm">
          <text:p/>
        </draw:line>
        <draw:line draw:style-name="gr5" draw:text-style-name="P8" draw:layer="layout" svg:x1="3.4cm" svg:y1="16.47cm" svg:x2="1.9cm" svg:y2="15.5cm">
          <text:p/>
        </draw:line>
        <presentation:notes draw:style-name="dp2" presentation:use-date-time-name="dtd1"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9.1cm" svg:height="3.507cm" svg:x="1.4cm" svg:y="1.037cm" presentation:class="title" presentation:user-transformed="true">
          <draw:text-box>
            <text:p>Серверные web-скрипты. PHP</text:p>
          </draw:text-box>
        </draw:frame>
        <draw:frame presentation:style-name="pr8" draw:layer="layout" svg:width="25.199cm" svg:height="13.274cm" svg:x="1.4cm" svg:y="5.5cm" presentation:class="outline" presentation:user-transformed="true">
          <draw:text-box>
            <text:list text:style-name="L2">
              <text:list-item>
                <text:p><text:span text:style-name="T7">PHP</text:span> <text:span text:style-name="T8">—</text:span> <text:span text:style-name="T9">PHP: Hypertext Preprocessor</text:span><text:span text:style-name="T8"> — высокоуровневый язык, предназначенный для генерирования HTML-страниц и работы с базами данных</text:span></text:p>
                <text:list>
                  <text:list-item>
                    <text:p>Первоначально разработал датчанин Rasmus Lerdorf в 1994 г.</text:p>
                  </text:list-item>
                </text:list>
              </text:list-item>
              <text:list-item>
                <text:p>Один из самых популярных скриптовых языков для веб-программирования</text:p>
              </text:list-item>
              <text:list-item>
                <text:p>Ориентирован на </text:p>
                <text:list>
                  <text:list-item>
                    <text:p>Обработку web-запросов</text:p>
                    <text:list>
                      <text:list-item>
                        <text:p>Предопределённые глобальные массивы с разобранными параметрами запроса</text:p>
                      </text:list-item>
                    </text:list>
                  </text:list-item>
                  <text:list-item>
                    <text:p>Генерацию web-страниц</text:p>
                    <text:list>
                      <text:list-item>
                        <text:p>Интеграция с HTML</text:p>
                      </text:list-item>
                      <text:list-item>
                        <text:p>Поддержка работы с базами данных</text:p>
                      </text:list-item>
                    </text:list>
                  </text:list-item>
                </text:list>
              </text:list-item>
              <text:list-item>
                <text:p>Динамическая типизация</text:p>
              </text:list-item>
              <text:list-item>
                <text:p>Объектно-ориентированный</text:p>
              </text:list-item>
              <text:list-item>
                <text:p>Высокая скорость работы</text:p>
              </text:list-item>
              <text:list-item>
                <text:p>Безопасный</text:p>
              </text:list-item>
              <text:list-item>
                <text:p>Интерпретируемый, компилируемый в байт-код и в машинные коды</text:p>
              </text:list-item>
              <text:list-item>
                <text:p>PHP используют для web-программирования <text:span text:style-name="T8">—</text:span> Facebook, Wikipedia, Yahoo!, Digg, Joomla, WordPress, Drupal</text:p>
              </text:list-item>
            </text:list>
          </draw:text-box>
        </draw:frame>
        <draw:frame draw:style-name="gr3" draw:text-style-name="P8" draw:layer="layout" svg:width="5.624cm" svg:height="2.965cm" svg:x="20.5cm" svg:y="1.035cm">
          <draw:image xlink:href="Pictures/20000002000000EF0000007E22364B39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9.1cm" svg:height="3.507cm" svg:x="1.4cm" svg:y="0.837cm" presentation:class="title" presentation:user-transformed="true">
          <draw:text-box>
            <text:p>PHP. Примеры</text:p>
          </draw:text-box>
        </draw:frame>
        <draw:frame presentation:style-name="pr8" draw:layer="layout" svg:width="7.6cm" svg:height="13.86cm" svg:x="1.4cm" svg:y="4.914cm" presentation:class="outline" presentation:user-transformed="true">
          <draw:text-box>
            <text:list text:style-name="L2">
              <text:list-item>
                <text:p><text:span text:style-name="T12">Интеграция с HTML на сервере</text:span></text:p>
              </text:list-item>
            </text:list>
            <text:p><text:span text:style-name="T10">&lt;html&gt;</text:span></text:p>
            <text:p><text:span text:style-name="T11"><text:s/></text:span><text:span text:style-name="T10">&lt;body&gt;</text:span></text:p>
            <text:p><text:span text:style-name="T11"><text:s text:c="2"/></text:span><text:span text:style-name="T11">&lt;?</text:span><text:span text:style-name="T10">php</text:span><text:span text:style-name="T11"> </text:span><text:span text:style-name="T10">echo</text:span><text:span text:style-name="T11"> 'Hello, world!'; ?&gt;</text:span></text:p>
            <text:p><text:span text:style-name="T11"><text:s/></text:span><text:span text:style-name="T10">&lt;/body&gt;</text:span></text:p>
            <text:p><text:span text:style-name="T10">&lt;/html&gt;</text:span></text:p>
            <text:list text:continue-numbering="true" text:style-name="L2">
              <text:list-item>
                <text:p><text:span text:style-name="T12">GCD</text:span></text:p>
              </text:list-item>
            </text:list>
            <text:p><text:span text:style-name="T10">function</text:span><text:span text:style-name="T14"> gcd( $a, $b ) {</text:span></text:p>
            <text:p><text:span text:style-name="T14"><text:s text:c="2"/></text:span><text:span text:style-name="T10">while</text:span><text:span text:style-name="T14"> ($a &gt; 0)</text:span></text:p>
            <text:p><text:span text:style-name="T14"><text:s text:c="2"/></text:span><text:span text:style-name="T14">{</text:span></text:p>
            <text:p><text:span text:style-name="T14"><text:s text:c="4"/></text:span><text:span text:style-name="T14">$c = $a;</text:span></text:p>
            <text:p><text:span text:style-name="T14"><text:s text:c="4"/></text:span><text:span text:style-name="T14">$a = $b % $a;</text:span></text:p>
            <text:p><text:span text:style-name="T14"><text:s text:c="4"/></text:span><text:span text:style-name="T14">$b = $c;</text:span></text:p>
            <text:p><text:span text:style-name="T14"><text:s text:c="2"/></text:span><text:span text:style-name="T14">}</text:span></text:p>
            <text:p><text:span text:style-name="T14"><text:s text:c="2"/></text:span><text:span text:style-name="T10">return</text:span><text:span text:style-name="T14"> $b;</text:span></text:p>
            <text:p><text:span text:style-name="T14">}</text:span></text:p>
            <text:p><text:span text:style-name="T14"/></text:p>
            <text:p><text:span text:style-name="T10">echo</text:span><text:span text:style-name="T14"> gcd(42, 56) . "\n";</text:span></text:p>
          </draw:text-box>
        </draw:frame>
        <draw:frame draw:style-name="gr3" draw:text-style-name="P8" draw:layer="layout" svg:width="5.624cm" svg:height="2.965cm" svg:x="20.5cm" svg:y="1.035cm">
          <draw:image xlink:href="Pictures/20000002000000EF0000007E22364B39.eps" xlink:type="simple" xlink:show="embed" xlink:actuate="onLoad">
            <text:p/>
          </draw:image>
        </draw:frame>
        <draw:frame presentation:style-name="pr8" draw:layer="layout" svg:width="14.607cm" svg:height="13.586cm" svg:x="9cm" svg:y="5cm" presentation:class="outline" presentation:user-transformed="true">
          <draw:text-box>
            <text:list text:style-name="L2">
              <text:list-item>
                <text:p><text:span text:style-name="T12">Калькулятор</text:span></text:p>
              </text:list-item>
            </text:list>
            <text:p><text:span text:style-name="T10">&lt;h1&gt;</text:span><text:span text:style-name="T14">Calculator</text:span><text:span text:style-name="T10">&lt;/h1&gt;</text:span></text:p>
            <text:p><text:span text:style-name="T14">&lt;?</text:span><text:span text:style-name="T10">php</text:span></text:p>
            <text:p><text:span text:style-name="T10">if</text:span><text:span text:style-name="T14"> ($submit)</text:span></text:p>
            <text:p><text:span text:style-name="T14">{</text:span></text:p>
            <text:p><text:span text:style-name="T14"><text:s text:c="3"/></text:span><text:span text:style-name="T10">if</text:span><text:span text:style-name="T14"> ($operator == '*') { <text:s/></text:span></text:p>
            <text:p><text:span text:style-name="T14"><text:s text:c="7"/></text:span><text:span text:style-name="T10">echo</text:span><text:span text:style-name="T14"> $numa * $numb;</text:span></text:p>
            <text:p><text:span text:style-name="T14"><text:s text:c="3"/></text:span><text:span text:style-name="T14">} </text:span><text:span text:style-name="T10">elseif</text:span><text:span text:style-name="T14"> ($operator == '/') {</text:span></text:p>
            <text:p><text:span text:style-name="T14"><text:s text:c="7"/></text:span><text:span text:style-name="T10">echo</text:span><text:span text:style-name="T14"> $numa / $numb;</text:span></text:p>
            <text:p><text:span text:style-name="T14"><text:s text:c="3"/></text:span><text:span text:style-name="T14">} </text:span><text:span text:style-name="T10">elseif</text:span><text:span text:style-name="T14"> ($operator == '+') {</text:span></text:p>
            <text:p><text:span text:style-name="T14"><text:s text:c="7"/></text:span><text:span text:style-name="T14">echo $numa + $numb;</text:span></text:p>
            <text:p><text:span text:style-name="T14"><text:s text:c="3"/></text:span><text:span text:style-name="T14">} </text:span><text:span text:style-name="T10">elseif </text:span><text:span text:style-name="T14">($operator == '-') {</text:span></text:p>
            <text:p><text:span text:style-name="T14"><text:s text:c="7"/></text:span><text:span text:style-name="T10">echo</text:span><text:span text:style-name="T14"> $numa - $numb;</text:span></text:p>
            <text:p><text:span text:style-name="T14"><text:s text:c="3"/></text:span><text:span text:style-name="T14">}</text:span></text:p>
            <text:p><text:span text:style-name="T14">} </text:span><text:span text:style-name="T10">else</text:span><text:span text:style-name="T14"> { ?&gt;</text:span></text:p>
            <text:p><text:span text:style-name="T14">&lt;</text:span><text:span text:style-name="T10">form</text:span><text:span text:style-name="T14"> </text:span><text:span text:style-name="T10">method</text:span><text:span text:style-name="T14">="POST" </text:span><text:span text:style-name="T10">action</text:span><text:span text:style-name="T14">="&lt;?php $</text:span><text:span text:style-name="T10">_SERVER</text:span><text:span text:style-name="T14">['PHP_SELF']; ?&gt;"&gt;</text:span></text:p>
            <text:p><text:span text:style-name="T14"><text:s text:c="2"/></text:span><text:span text:style-name="T14">&lt;</text:span><text:span text:style-name="T10">input</text:span><text:span text:style-name="T14"> </text:span><text:span text:style-name="T10">type</text:span><text:span text:style-name="T14">="text" </text:span><text:span text:style-name="T10">name</text:span><text:span text:style-name="T14">="numa" size="10"&gt;</text:span></text:p>
            <text:p><text:span text:style-name="T14"><text:s text:c="2"/></text:span><text:span text:style-name="T14">&lt;</text:span><text:span text:style-name="T10">input</text:span><text:span text:style-name="T14"> </text:span><text:span text:style-name="T10">type</text:span><text:span text:style-name="T14">="text" </text:span><text:span text:style-name="T10">name</text:span><text:span text:style-name="T14">="operator" size="2"&gt;</text:span></text:p>
            <text:p><text:span text:style-name="T14"><text:s text:c="2"/></text:span><text:span text:style-name="T14">&lt;</text:span><text:span text:style-name="T10">input</text:span><text:span text:style-name="T14"> </text:span><text:span text:style-name="T10">type</text:span><text:span text:style-name="T14">="text" </text:span><text:span text:style-name="T10">name</text:span><text:span text:style-name="T14">="numb" size="10"&gt;</text:span></text:p>
            <text:p><text:span text:style-name="T14"><text:s text:c="2"/></text:span><text:span text:style-name="T14">&lt;</text:span><text:span text:style-name="T10">input</text:span><text:span text:style-name="T14"> </text:span><text:span text:style-name="T10">type</text:span><text:span text:style-name="T14">="submit" </text:span><text:span text:style-name="T10">value</text:span><text:span text:style-name="T14">="Calculate" </text:span><text:span text:style-name="T10">name</text:span><text:span text:style-name="T14">="submit"&gt;</text:span></text:p>
            <text:p><text:span text:style-name="T14">&lt;/</text:span><text:span text:style-name="T10">form</text:span><text:span text:style-name="T14">&gt;</text:span></text:p>
            <text:p><text:span text:style-name="T14">&lt;?</text:span><text:span text:style-name="T10">php</text:span><text:span text:style-name="T14"> } ?&gt; </text:span></text:p>
          </draw:text-box>
        </draw:frame>
        <draw:frame draw:style-name="gr3" draw:text-style-name="P8" draw:layer="layout" svg:width="9.63cm" svg:height="2.565cm" svg:x="17cm" svg:y="5.435cm">
          <draw:image xlink:href="Pictures/100000000000016C0000006123802BA3.png" xlink:type="simple" xlink:show="embed" xlink:actuate="onLoad">
            <text:p/>
          </draw:image>
        </draw:frame>
        <draw:frame draw:style-name="gr3" draw:text-style-name="P8" draw:layer="layout" svg:width="5.608cm" svg:height="2.301cm" svg:x="16.992cm" svg:y="10.299cm">
          <draw:image xlink:href="Pictures/10000000000000D40000005760B7CDC5.png" xlink:type="simple" xlink:show="embed" xlink:actuate="onLoad">
            <text:p/>
          </draw:image>
        </draw:frame>
        <draw:polygon draw:style-name="gr11" draw:text-style-name="P8" draw:layer="layout" svg:width="10.499cm" svg:height="3.499cm" svg:x="16.5cm" svg:y="5cm" svg:viewBox="0 0 10500 3500" draw:points="0,3500 0,0 10500,0 10500,3500">
          <text:p/>
        </draw:polygon>
        <draw:polygon draw:style-name="gr11" draw:text-style-name="P8" draw:layer="layout" svg:width="10.499cm" svg:height="3.499cm" svg:x="16.5cm" svg:y="10cm" svg:viewBox="0 0 10500 3500" draw:points="0,3500 0,0 10500,0 10500,3500">
          <text:p/>
        </draw:polygon>
        <draw:line draw:style-name="gr5" draw:text-style-name="P8" draw:layer="layout" svg:x1="25.5cm" svg:y1="7.5cm" svg:x2="22cm" svg:y2="10cm">
          <text:p/>
        </draw:line>
        <presentation:notes draw:style-name="dp2" presentation:use-date-time-name="dtd1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Клиентские Web-скрипты. JavaScript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JavaScript</text:span> — высокоуровневый язык встраиваемый в web-страницы и предназначенный для программирования поведения браузера (рассматривается <text:span text:style-name="T7">Client-side JavaScript</text:span>)</text:p>
                <text:list>
                  <text:list-item>
                    <text:p>Первоначально разработал Brendan Eich в Netscape в 1995 г.</text:p>
                  </text:list-item>
                </text:list>
              </text:list-item>
              <text:list-item>
                <text:p><text:span text:style-name="T12">JavaScript — одна из реализаций стандартизированного языка ECMAScript. Реализация ECMAScript от Microsoft — JScript </text:span></text:p>
              </text:list-item>
              <text:list-item>
                <text:p><text:span text:style-name="T12">Ориентирован на </text:span></text:p>
                <text:list>
                  <text:list-item>
                    <text:p><text:span text:style-name="T12">Встраивание в клиентскую web-страницу для динамического изменения содержимого страницы</text:span></text:p>
                    <text:list>
                      <text:list-item>
                        <text:p><text:span text:style-name="T12">Доступ к DOM страницы</text:span></text:p>
                      </text:list-item>
                    </text:list>
                  </text:list-item>
                  <text:list-item>
                    <text:p><text:span text:style-name="T12">Организация интерактивного взаимодействия с пользователем</text:span></text:p>
                    <text:list>
                      <text:list-item>
                        <text:p><text:span text:style-name="T12">Обработка нажатий клавиш, движения мышкой. Работа со временем</text:span></text:p>
                      </text:list-item>
                    </text:list>
                  </text:list-item>
                  <text:list-item>
                    <text:p><text:span text:style-name="T12">Работу с окружением браузера — cookies</text:span></text:p>
                  </text:list-item>
                </text:list>
              </text:list-item>
              <text:list-item>
                <text:p>Динамическая типизация — слаботипизированный</text:p>
              </text:list-item>
              <text:list-item>
                <text:p>Объектно-ориентированный</text:p>
                <text:list>
                  <text:list-item>
                    <text:p>Прототипный</text:p>
                  </text:list-item>
                  <text:list-item>
                    <text:p>Объект — ассоциативный массив, отображает имя поля в значени поля</text:p>
                  </text:list-item>
                </text:list>
              </text:list-item>
              <text:list-item>
                <text:p>Поддержка парадигмы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Замыкания</text:p>
                  </text:list-item>
                </text:list>
              </text:list-item>
              <text:list-item>
                <text:p>Поддерживает модель событийно-ориентированного программирования</text:p>
              </text:list-item>
              <text:list-item>
                <text:p>Механизм обработки исключений</text:p>
              </text:list-item>
              <text:list-item>
                <text:p>Поддержка регулярных выражений</text:p>
              </text:list-item>
              <text:list-item>
                <text:p>Безопасное выполнение в закрытом окружении браузера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JavaScript. Примеры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Встраивание в HTML код на стороне клиента</text:p>
              </text:list-item>
            </text:list>
            <text:p><text:span text:style-name="T10">&lt;html&gt;</text:span></text:p>
            <text:p><text:span text:style-name="T10">&lt;body&gt;</text:span></text:p>
            <text:p><text:span text:style-name="T11">&lt;</text:span><text:span text:style-name="T10">script</text:span><text:span text:style-name="T11"> </text:span><text:span text:style-name="T10">type</text:span><text:span text:style-name="T11">="text/javascript"&gt;</text:span></text:p>
            <text:p><text:span text:style-name="T10">document</text:span><text:span text:style-name="T11">.</text:span><text:span text:style-name="T10">write</text:span><text:span text:style-name="T11">("&lt;h1&gt;Hello World!&lt;/h1&gt;");</text:span></text:p>
            <text:p><text:span text:style-name="T10">&lt;/script&gt;</text:span></text:p>
            <text:p><text:span text:style-name="T10">&lt;/body&gt;</text:span></text:p>
            <text:p><text:span text:style-name="T10">&lt;/html&gt;</text:span></text:p>
            <text:list text:continue-numbering="true" text:style-name="L2">
              <text:list-item>
                <text:p><text:span text:style-name="T12">GCD</text:span></text:p>
              </text:list-item>
            </text:list>
            <text:p><text:span text:style-name="T10">function</text:span><text:span text:style-name="T14"> gcd(a, b) {</text:span></text:p>
            <text:p><text:span text:style-name="T14"><text:s text:c="2"/></text:span><text:span text:style-name="T10">while</text:span><text:span text:style-name="T14"> (a &gt; 0)</text:span></text:p>
            <text:p><text:span text:style-name="T14"><text:s text:c="2"/></text:span><text:span text:style-name="T14">{</text:span></text:p>
            <text:p><text:span text:style-name="T14"><text:s text:c="4"/></text:span><text:span text:style-name="T10">var </text:span><text:span text:style-name="T14">c = a;</text:span></text:p>
            <text:p><text:span text:style-name="T14"><text:s text:c="4"/></text:span><text:span text:style-name="T14">a = b % a;</text:span></text:p>
            <text:p><text:span text:style-name="T14"><text:s text:c="4"/></text:span><text:span text:style-name="T14">b = c;</text:span></text:p>
            <text:p><text:span text:style-name="T14"><text:s text:c="2"/></text:span><text:span text:style-name="T14">}</text:span></text:p>
            <text:p><text:span text:style-name="T14"><text:s text:c="2"/></text:span><text:span text:style-name="T10">return</text:span><text:span text:style-name="T14"> b;</text:span></text:p>
            <text:p><text:span text:style-name="T14">}</text:span></text:p>
            <text:p><text:span text:style-name="T14"/></text:p>
            <text:p><text:span text:style-name="T10">document</text:span><text:span text:style-name="T14">.</text:span><text:span text:style-name="T10">write</text:span><text:span text:style-name="T14">(gcd(42, 56));</text:span></text:p>
          </draw:text-box>
        </draw:frame>
        <draw:frame presentation:style-name="pr8" draw:layer="layout" svg:width="12.296cm" svg:height="11.086cm" svg:x="14.311cm" svg:y="4.914cm" presentation:class="outline" presentation:user-transformed="true">
          <draw:text-box>
            <text:list text:style-name="L2">
              <text:list-item>
                <text:p>Калькулятор</text:p>
              </text:list-item>
            </text:list>
            <text:p><text:span text:style-name="T10">&lt;html&gt;</text:span></text:p>
            <text:p><text:span text:style-name="T10">&lt;body&gt;</text:span></text:p>
            <text:p><text:span text:style-name="T11">&lt;</text:span><text:span text:style-name="T10">form</text:span><text:span text:style-name="T11"> </text:span><text:span text:style-name="T10">name</text:span><text:span text:style-name="T11">="calc"&gt;</text:span></text:p>
            <text:p><text:span text:style-name="T11">&lt;</text:span><text:span text:style-name="T10">input</text:span><text:span text:style-name="T11"> </text:span><text:span text:style-name="T10">type</text:span><text:span text:style-name="T11">="text" </text:span><text:span text:style-name="T10">name</text:span><text:span text:style-name="T11">="input" </text:span><text:span text:style-name="T10">size</text:span><text:span text:style-name="T11">="16"&gt;</text:span></text:p>
            <text:p><text:span text:style-name="T11">&lt;</text:span><text:span text:style-name="T10">input</text:span><text:span text:style-name="T11"> </text:span><text:span text:style-name="T10">type</text:span><text:span text:style-name="T11">="button" </text:span><text:span text:style-name="T10">name</text:span><text:span text:style-name="T11">="evaluate" </text:span><text:span text:style-name="T10">value</text:span><text:span text:style-name="T11">="evaluate" </text:span><text:span text:style-name="T10">OnClick</text:span><text:span text:style-name="T11">="calc.result.value = </text:span><text:span text:style-name="T10">eval</text:span><text:span text:style-name="T11">(calc.input.value)"&gt;</text:span></text:p>
            <text:p><text:span text:style-name="T11">&lt;</text:span><text:span text:style-name="T10">input</text:span><text:span text:style-name="T11"> </text:span><text:span text:style-name="T10">type</text:span><text:span text:style-name="T11">="text" </text:span><text:span text:style-name="T10">name</text:span><text:span text:style-name="T11">="result" size="16"&gt;</text:span></text:p>
            <text:p><text:span text:style-name="T10">&lt;/form&gt;</text:span></text:p>
            <text:p><text:span text:style-name="T10">&lt;/body&gt;</text:span></text:p>
            <text:p><text:span text:style-name="T10">&lt;/html&gt;</text:span></text:p>
          </draw:text-box>
        </draw:frame>
        <draw:frame draw:style-name="gr3" draw:text-style-name="P8" draw:layer="layout" svg:width="10.715cm" svg:height="0.819cm" svg:x="14.5cm" svg:y="16.4cm">
          <draw:image xlink:href="Pictures/10000000000001950000001F89F08CF3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_34_0572_5f_Rutsky_5f_Scripting_5f_languages" presentation:use-footer-name="ftr1" presentation:use-date-time-name="dtd1">
        <office:forms form:automatic-focus="false" form:apply-design-mode="false"/>
        <draw:frame presentation:style-name="pr9" draw:layer="layout" svg:width="25.199cm" svg:height="17.663cm" svg:x="1.4cm" svg:y="0.837cm" presentation:class="title" presentation:user-transformed="true">
          <draw:text-box>
            <text:p>Языки общего назначения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5.1cm" svg:height="3.473cm" svg:x="1.4cm" svg:y="0.854cm" presentation:class="title" presentation:user-transformed="true">
          <draw:text-box>
            <text:p>Perl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Perl</text:span> — Practical Extraction and Reporting Language — высокоуровневый язык общего назначения.</text:p>
                <text:list>
                  <text:list-item>
                    <text:p>Первоначально разработал Larry Wall в 1987 в США для обработки отчетов</text:p>
                  </text:list-item>
                </text:list>
              </text:list-item>
              <text:list-item>
                <text:p>Предоставляет широкие возможности для обработки текстов</text:p>
              </text:list-item>
              <text:list-item>
                <text:p>Ориентирован на решение практических задач, нежели красоту/изысканность синтаксических конструкций</text:p>
              </text:list-item>
              <text:list-item>
                <text:p>Процедурный, c поддержкой объектно-ориентированной и функциональной парадигм программирован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Интерпретируемый. В Perl 6 появится возможность компилирования в байт-код</text:p>
              </text:list-item>
              <text:list-item>
                <text:p>Специальные синтаксические конструкции для работы с регулярными выражениями и потоками ввода/вывода</text:p>
              </text:list-item>
              <text:list-item>
                <text:p>Девизы:</text:p>
                <text:list>
                  <text:list-item>
                    <text:p>«There’s more than one way to do it» (TMTOWTDI) — «Есть больше одного способа сделать это»</text:p>
                  </text:list-item>
                  <text:list-item>
                    <text:p>«Easy things should be easy and hard things should be possible» — «Простые вещи должны быть простыми, а сложные вещи — возможными»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0.837cm" presentation:class="title" presentation:user-transformed="true">
          <draw:text-box>
            <text:p>Perl. Синтаксис</text:p>
          </draw:text-box>
        </draw:frame>
        <draw:frame presentation:style-name="pr10" draw:layer="layout" svg:width="12.296cm" svg:height="13.86cm" svg:x="1.704cm" svg:y="4.5cm" presentation:class="outline" presentation:user-transformed="true">
          <draw:text-box>
            <text:list text:style-name="L2">
              <text:list-item>
                <text:p>Унаследовал общую структуру синтаксиса от языка Си</text:p>
              </text:list-item>
              <text:list-item>
                <text:p>Возможно создавать сложные структуры данных, как массивы/хеши ссылок на более простые типы</text:p>
              </text:list-item>
              <text:list-item>
                <text:p>Возможность создания модулей</text:p>
              </text:list-item>
              <text:list-item>
                <text:p>Примеры.</text:p>
              </text:list-item>
            </text:list>
            <text:list text:style-name="L3">
              <text:list-item>
                <text:p><text:span text:style-name="T10">sub</text:span><text:span text:style-name="T11"> GCD {</text:span></text:p>
              </text:list-item>
              <text:list-item>
                <text:p><text:span text:style-name="T11"><text:s text:c="2"/></text:span><text:span text:style-name="T10">my</text:span><text:span text:style-name="T11"> ($a, $b) = @_;</text:span></text:p>
              </text:list-item>
              <text:list-item>
                <text:p><text:span text:style-name="T11"><text:s text:c="2"/></text:span><text:span text:style-name="T10">while</text:span><text:span text:style-name="T11"> ($a &gt; 0)</text:span></text:p>
              </text:list-item>
              <text:list-item>
                <text:p><text:span text:style-name="T11"><text:s text:c="2"/></text:span><text:span text:style-name="T11">{</text:span></text:p>
              </text:list-item>
              <text:list-item>
                <text:p><text:span text:style-name="T11"><text:s text:c="4"/></text:span><text:span text:style-name="T11">$c = $a;</text:span></text:p>
              </text:list-item>
              <text:list-item>
                <text:p><text:span text:style-name="T11"><text:s text:c="4"/></text:span><text:span text:style-name="T11">$a = $b % $a;</text:span></text:p>
              </text:list-item>
              <text:list-item>
                <text:p><text:span text:style-name="T11"><text:s text:c="4"/></text:span><text:span text:style-name="T11">$b = $c;</text:span></text:p>
              </text:list-item>
              <text:list-item>
                <text:p><text:span text:style-name="T11"><text:s text:c="2"/></text:span><text:span text:style-name="T11">}</text:span></text:p>
              </text:list-item>
              <text:list-item>
                <text:p><text:span text:style-name="T11"><text:s text:c="2"/></text:span><text:span text:style-name="T10">return</text:span><text:span text:style-name="T11"> $b;</text:span></text:p>
              </text:list-item>
              <text:list-item>
                <text:p><text:span text:style-name="T11">}</text:span></text:p>
              </text:list-item>
              <text:list-item>
                <text:p><text:span text:style-name="T10">print</text:span><text:span text:style-name="T11"> GCD(42, 56);</text:span></text:p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draw:frame presentation:style-name="pr8" draw:text-style-name="P9" draw:layer="layout" svg:width="12.296cm" svg:height="13.274cm" svg:x="13.704cm" svg:y="4.726cm" presentation:class="outline" presentation:user-transformed="true">
          <draw:text-box>
            <text:list text:style-name="L2">
              <text:list-header>
                <text:p text:style-name="P9"><text:span text:style-name="T11">$number = 5;</text:span></text:p>
                <text:p text:style-name="P9"><text:span text:style-name="T11">$string = "String";</text:span></text:p>
                <text:p text:style-name="P9"><text:span text:style-name="T11">$multilined_string = &lt;&lt;EOF;</text:span></text:p>
                <text:p text:style-name="P9"><text:span text:style-name="T11">Multilined string,</text:span></text:p>
                <text:p text:style-name="P9"><text:span text:style-name="T11">terminating with the word "EOF".</text:span></text:p>
                <text:p text:style-name="P9"><text:span text:style-name="T11">EOF</text:span></text:p>
                <text:p text:style-name="P9"><text:span text:style-name="T11"/></text:p>
                <text:p text:style-name="P9"><text:span text:style-name="T11">@array = (1, 2, "three");</text:span></text:p>
                <text:p text:style-name="P9"><text:span text:style-name="T10">print</text:span><text:span text:style-name="T11"> $array[1]; # "2"</text:span></text:p>
                <text:p text:style-name="P9"><text:span text:style-name="T11"/></text:p>
                <text:p text:style-name="P9"><text:span text:style-name="T11">%hash = ('one' =&gt; 1, 'two' =&gt; 2);</text:span></text:p>
                <text:p text:style-name="P9"><text:span text:style-name="T10">print</text:span><text:span text:style-name="T11"> $hash{'one'}; # "1"</text:span></text:p>
                <text:p text:style-name="P9"><text:span text:style-name="T11"/></text:p>
                <text:p text:style-name="P9"><text:span text:style-name="T11">$ref = \$number;</text:span></text:p>
                <text:p text:style-name="P9"><text:span text:style-name="T10">print</text:span><text:span text:style-name="T11"> $ref; # SCALAR(0x14ef640)</text:span></text:p>
                <text:p text:style-name="P9"><text:span text:style-name="T10">print</text:span><text:span text:style-name="T11"> $$ref; # 5</text:span></text:p>
                <text:p text:style-name="P9"><text:span text:style-name="T11"/></text:p>
                <text:p text:style-name="P9"><text:span text:style-name="T11">$circle={</text:span></text:p>
                <text:p text:style-name="P9"><text:span text:style-name="T11"><text:s text:c="2"/></text:span><text:span text:style-name="T11">center=&gt;{x=&gt;210, y=&gt;297},</text:span></text:p>
                <text:p text:style-name="P9"><text:span text:style-name="T11"><text:s text:c="2"/></text:span><text:span text:style-name="T11">radius=&gt;53,</text:span></text:p>
                <text:p text:style-name="P9"><text:span text:style-name="T11">};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15.1cm" svg:height="3.507cm" svg:x="1.4cm" svg:y="1.351cm" presentation:class="title" presentation:user-transformed="true">
          <draw:text-box>
            <text:p>Perl. Особенности</text:p>
          </draw:text-box>
        </draw:frame>
        <draw:frame presentation:style-name="pr8" draw:layer="layout" svg:width="25.1cm" svg:height="12.774cm" svg:x="1.4cm" svg:y="6cm" presentation:class="outline" presentation:user-transformed="true">
          <draw:text-box>
            <text:list text:style-name="L2">
              <text:list-item>
                <text:p>Встроенная в синтаксис поддержка регулярных выражений</text:p>
                <text:list>
                  <text:list-item>
                    <text:p><text:span text:style-name="T11">$x =~ m/abc/; # Истина, если $x содержит «abc»</text:span></text:p>
                  </text:list-item>
                  <text:list-item>
                    <text:p><text:span text:style-name="T11">$x =~ s/abc/def/; # Заменит «abc» на «def» в $x</text:span></text:p>
                  </text:list-item>
                  <text:list-item>
                    <text:p><text:span text:style-name="T11">$x =~ m/(\d+)\.(\d+)\.(\d+)\.(\d+)\./ # Найдёт первое вхождение IP-адреса, и сохранит его части в переменных $1, $2, $3, $4</text:span></text:p>
                  </text:list-item>
                  <text:list-item>
                    <text:p><text:span text:style-name="T11">@a = ($x =~ m/(\d+)/g); # Сохранит в массив @a все найденные в строке числа</text:span></text:p>
                  </text:list-item>
                  <text:list-item>
                    <text:p><text:span text:style-name="T11">$x =~ s/(\d+) б /$1 Б/g # Заменит «X б» на «X Б»</text:span></text:p>
                  </text:list-item>
                </text:list>
              </text:list-item>
              <text:list-item>
                <text:p>Регулярные выражения Perl удобны и включены во многие другие языки программирования</text:p>
              </text:list-item>
              <text:list-item>
                <text:p>Пример. Печать простых чисел:</text:p>
                <text:list>
                  <text:list-header>
                    <text:p><text:span text:style-name="T11">perl -wle '(1 x $_) !~ /^(11+)\1+$/ &amp;&amp; print while ++ $_'</text:span></text:p>
                  </text:list-header>
                </text:list>
              </text:list-item>
              <text:list-item>
                <text:p>Встроенные в синтаксис возможности для работы с потоками ввода/вывода</text:p>
                <text:list>
                  <text:list-header>
                    <text:p><text:span text:style-name="T10">while</text:span><text:span text:style-name="T11"> ( &lt;&gt; ){ # построчное чтение из выбранного потока в переменную $_</text:span></text:p>
                    <text:p><text:span text:style-name="T11"><text:s text:c="2"/></text:span><text:span text:style-name="T10">if</text:span><text:span text:style-name="T11"> ( /print/ ){ # если строка в $_ содержит «print» (регулярное выражение)</text:span></text:p>
                    <text:p><text:span text:style-name="T11"><text:s text:c="4"/></text:span><text:span text:style-name="T10">print</text:span><text:span text:style-name="T11">; <text:s text:c="4"/># печатаем содержимое переменной $_</text:span></text:p>
                    <text:p><text:span text:style-name="T11"><text:s text:c="2"/></text:span><text:span text:style-name="T11">}</text:span></text:p>
                    <text:p><text:span text:style-name="T11">}</text:span>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6.6cm" svg:height="3.256cm" svg:x="1.4cm" svg:y="0.962cm" presentation:class="title" presentation:user-transformed="true">
          <draw:text-box>
            <text:p>Perl. Применение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Применение Perl:</text:p>
                <text:list>
                  <text:list-item>
                    <text:p>Разработка инструментов системного администрирования</text:p>
                  </text:list-item>
                  <text:list-item>
                    <text:p>Обработка почты</text:p>
                  </text:list-item>
                  <text:list-item>
                    <text:p>CGI-сценарии</text:p>
                  </text:list-item>
                  <text:list-item>
                    <text:p>Обработка текстов</text:p>
                  </text:list-item>
                  <text:list-item>
                    <text:p>Работа с базами данных</text:p>
                  </text:list-item>
                  <text:list-item>
                    <text:p>Разработка средств тестирования</text:p>
                  </text:list-item>
                </text:list>
              </text:list-item>
              <text:list-item>
                <text:p>Perl используют:</text:p>
                <text:list>
                  <text:list-item>
                    <text:p>Amazon — онлайн сервисы</text:p>
                  </text:list-item>
                  <text:list-item>
                    <text:p>The BBC — обработка данных</text:p>
                  </text:list-item>
                  <text:list-item>
                    <text:p>Ebay — онлайн сервисы</text:p>
                  </text:list-item>
                  <text:list-item>
                    <text:p>Yahoo! — онлайн сервисы</text:p>
                  </text:list-item>
                  <text:list-item>
                    <text:p>NASA — программирование в системах рассчетов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4.302cm" svg:height="4.451cm" svg:x="22cm" svg:y="0.501cm">
          <draw:image xlink:href="Pictures/1000020100000090000000950355A0FC.png" xlink:type="simple" xlink:show="embed" xlink:actuate="onLoad">
            <text:p/>
          </draw:image>
        </draw:frame>
        <draw:frame draw:style-name="gr3" draw:text-style-name="P8" draw:layer="layout" svg:width="1.911cm" svg:height="1.911cm" svg:x="19.18cm" svg:y="2.001cm">
          <draw:image xlink:href="Pictures/100000000000004000000040998B77A6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Общая характеристика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Python</text:span> — высокоуровневый язык общего назначения</text:p>
                <text:list>
                  <text:list-item>
                    <text:p>Первоначально разработал Guido van Rossum в 1990 в нидерландском CWI </text:p>
                  </text:list-item>
                </text:list>
              </text:list-item>
              <text:list-item>
                <text:p>Акцент на производительность разработчика <text:s/>и читаемость кода</text:p>
              </text:list-item>
              <text:list-item>
                <text:p>Объектно-ориентированный, с поддержкой процедурной и функциональной парадигм</text:p>
              </text:list-item>
              <text:list-item>
                <text:p>Минималистичный синтаксис</text:p>
              </text:list-item>
              <text:list-item>
                <text:p>Динамическая типизация</text:p>
              </text:list-item>
              <text:list-item>
                <text:p>Автоматическое управление памятью. Сборщик мусора</text:p>
              </text:list-item>
              <text:list-item>
                <text:p>Полная интроспекция</text:p>
              </text:list-item>
              <text:list-item>
                <text:p>Механизм обработки исключений</text:p>
              </text:list-item>
              <text:list-item>
                <text:p>Интерпретируемый и/или компилируемый в байт-код</text:p>
              </text:list-item>
              <text:list-item>
                <text:p>Интерактивный режим выполнения</text:p>
              </text:list-item>
            </text:list>
          </draw:text-box>
        </draw:frame>
        <draw:frame draw:style-name="gr3" draw:text-style-name="P8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8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2.6cm" svg:height="3.507cm" svg:x="1.4cm" svg:y="0.837cm" presentation:class="title" presentation:user-transformed="true">
          <draw:text-box>
            <text:p>Python. Синтаксис</text:p>
          </draw:text-box>
        </draw:frame>
        <draw:frame presentation:style-name="pr8" draw:text-style-name="P14" draw:layer="layout" svg:width="13.1cm" svg:height="13.86cm" svg:x="1.4cm" svg:y="4.914cm" presentation:class="outline" presentation:user-transformed="true">
          <draw:text-box>
            <text:list text:style-name="L2">
              <text:list-item>
                <text:p><text:span text:style-name="T15">Отступы определяют разделение программы на блоки</text:span></text:p>
              </text:list-item>
              <text:list-item>
                <text:p><text:span text:style-name="T15">Возможность написания классов</text:span></text:p>
              </text:list-item>
              <text:list-item>
                <text:p><text:span text:style-name="T15">Поддержка разделения на модули </text:span></text:p>
              </text:list-item>
              <text:list-item>
                <text:p><text:span text:style-name="T15">Переменные — имена ссылок на экземпляры классов</text:span></text:p>
              </text:list-item>
              <text:list-item>
                <text:p><text:span text:style-name="T15">Коллекции (контейнеры):</text:span></text:p>
                <text:list>
                  <text:list-item>
                    <text:p>списки,</text:p>
                  </text:list-item>
                  <text:list-item>
                    <text:p>кортежи,</text:p>
                  </text:list-item>
                  <text:list-item>
                    <text:p>словари,</text:p>
                  </text:list-item>
                  <text:list-item>
                    <text:p>множества,</text:p>
                  </text:list-item>
                  <text:list-item>
                    <text:p>некоторые другие типы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<text:span text:style-name="T16">def</text:span><text:span text:style-name="T17"> GCD(a, b):</text:span></text:p>
                    <text:p><text:span text:style-name="T17"><text:s text:c="4"/></text:span><text:span text:style-name="T16">while</text:span><text:span text:style-name="T17"> b &gt; 0:</text:span></text:p>
                    <text:p><text:span text:style-name="T17"><text:s text:c="8"/></text:span><text:span text:style-name="T17">a,b = b,a%b</text:span></text:p>
                    <text:p><text:span text:style-name="T17"><text:s text:c="4"/></text:span><text:span text:style-name="T16">return</text:span><text:span text:style-name="T17"> a</text:span></text:p>
                    <text:p><text:span text:style-name="T17"/></text:p>
                    <text:p><text:span text:style-name="T16">print</text:span><text:span text:style-name="T17"> GCD(42, 56)</text:span></text:p>
                    <text:p><text:span text:style-name="T17"/></text:p>
                    <text:p><text:span text:style-name="T17">number = 5</text:span></text:p>
                    <text:p><text:span text:style-name="T11">complex_number = 1.5 + 0.5j</text:span></text:p>
                    <text:p><text:span text:style-name="T10">print</text:span><text:span text:style-name="T11"> complex_number.imag # "0.5"</text:span></text:p>
                    <text:p><text:span text:style-name="T11">big_number = 2**1000</text:span></text:p>
                    <text:p><text:span text:style-name="T10">print</text:span><text:span text:style-name="T11"> </text:span><text:span text:style-name="T10">len</text:span><text:span text:style-name="T11">(str(big_number)) # "302"</text:span></text:p>
                  </text:list-header>
                </text:list>
              </text:list-item>
            </text:list>
          </draw:text-box>
        </draw:frame>
        <draw:frame presentation:style-name="pr8" draw:text-style-name="P9" draw:layer="layout" svg:width="10.1cm" svg:height="13.86cm" svg:x="15.5cm" svg:y="5cm" presentation:class="outline" presentation:user-transformed="true">
          <draw:text-box>
            <text:p text:style-name="P9"><text:span text:style-name="T11">string = "String"</text:span></text:p>
            <text:p text:style-name="P9"><text:span text:style-name="T11">multilined_string = """</text:span></text:p>
            <text:p text:style-name="P9"><text:span text:style-name="T11">Multilined string,</text:span></text:p>
            <text:p text:style-name="P9"><text:span text:style-name="T11">Yep.</text:span></text:p>
            <text:p text:style-name="P9"><text:span text:style-name="T11">"""</text:span></text:p>
            <text:p text:style-name="P9"><text:span text:style-name="T11">unicode_string = u"Уникод"</text:span></text:p>
            <text:p text:style-name="P9"><text:span text:style-name="T11"/></text:p>
            <text:p text:style-name="P9"><text:span text:style-name="T11">list_var = [1, 2, 'three']</text:span></text:p>
            <text:p text:style-name="P9"><text:span text:style-name="T11">tuple_var = (1, 2, 'three')</text:span></text:p>
            <text:p text:style-name="P9"><text:span text:style-name="T11">print list_var[1] # "2"</text:span></text:p>
            <text:p text:style-name="P9"><text:span text:style-name="T11"/></text:p>
            <text:p text:style-name="P9"><text:span text:style-name="T11">dictionary = {'one': 1, 'two': 2}</text:span></text:p>
            <text:p text:style-name="P9"><text:span text:style-name="T10">print</text:span><text:span text:style-name="T11"> dictionary['one'] # "1"</text:span></text:p>
            <text:p text:style-name="P9"><text:span text:style-name="T11">set_var = </text:span><text:span text:style-name="T10">set</text:span><text:span text:style-name="T11">([1, 2, 'five'])</text:span></text:p>
            <text:p text:style-name="P9"><text:span text:style-name="T11">print 'five' </text:span><text:span text:style-name="T10">in</text:span><text:span text:style-name="T11"> set_var # "True"</text:span></text:p>
            <text:p text:style-name="P9"><text:span text:style-name="T11"/></text:p>
            <text:p text:style-name="P9"><text:span text:style-name="T11">squares = [v ** 2 for v in </text:span><text:span text:style-name="T10">range</text:span><text:span text:style-name="T11">(0, 10) if random.randint(0, 1) == 1]</text:span></text:p>
            <text:p text:style-name="P9"><text:span text:style-name="T10">for</text:span><text:span text:style-name="T11"> i, v </text:span><text:span text:style-name="T10">in</text:span><text:span text:style-name="T11"> </text:span><text:span text:style-name="T10">enumerate</text:span><text:span text:style-name="T11">(squares):</text:span></text:p>
            <text:p text:style-name="P9"><text:span text:style-name="T11"><text:s text:c="2"/></text:span><text:span text:style-name="T10">print</text:span><text:span text:style-name="T11"> "%2d\t%2d" % (i, v)</text:span></text:p>
            <text:p text:style-name="P9"><text:span text:style-name="T11"># Вывод: </text:span></text:p>
            <text:p text:style-name="P9"><text:span text:style-name="T11"># 0 <text:s text:c="6"/>0 </text:span></text:p>
            <text:p text:style-name="P9"><text:span text:style-name="T11"># 1 <text:s text:c="6"/>1 </text:span></text:p>
            <text:p text:style-name="P9"><text:span text:style-name="T11"># 2 <text:s text:c="6"/>9 </text:span></text:p>
            <text:p text:style-name="P9"><text:span text:style-name="T11"># 3 <text:s text:c="5"/>16 </text:span></text:p>
            <text:p text:style-name="P9"><text:span text:style-name="T11"># 4 <text:s text:c="5"/>25 </text:span></text:p>
            <text:p text:style-name="P9"><text:span text:style-name="T11"># 5 <text:s text:c="5"/>49 </text:span></text:p>
          </draw:text-box>
        </draw:frame>
        <draw:frame draw:style-name="gr3" draw:text-style-name="P8" draw:layer="layout" svg:width="8cm" svg:height="2cm" svg:x="18.5cm" svg:y="2.501cm">
          <draw:image xlink:href="Pictures/2000004B0000417D00000FC6922AAFC4.svm" xlink:type="simple" xlink:show="embed" xlink:actuate="onLoad">
            <text:p/>
          </draw:image>
        </draw:frame>
        <draw:frame draw:style-name="gr3" draw:text-style-name="P8" draw:layer="layout" svg:width="6.098cm" svg:height="1.579cm" svg:x="19.5cm" svg:y="0.422cm">
          <draw:image xlink:href="Pictures/100002000000015C0000006055D0DD70.pn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8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Особенности</text:p>
          </draw:text-box>
        </draw:frame>
        <draw:frame draw:style-name="gr3" draw:text-style-name="P8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cm" svg:height="13.86cm" svg:x="2cm" svg:y="5cm" presentation:class="outline" presentation:user-transformed="true">
          <draw:text-box>
            <text:list text:style-name="L2">
              <text:list-item>
                <text:p>Полная интроспекция</text:p>
              </text:list-item>
              <text:list-item>
                <text:p>Поддержка ООП</text:p>
                <text:list>
                  <text:list-item>
                    <text:p>Абстрацция — утиная типизация</text:p>
                  </text:list-item>
                  <text:list-item>
                    <text:p>Инкапсуляция — ограниченная ввиду интроспекции</text:p>
                  </text:list-item>
                  <text:list-item>
                    <text:p>Множественное наследование</text:p>
                  </text:list-item>
                  <text:list-item>
                    <text:p>Полиморфизм — все функции виртуальные</text:p>
                  </text:list-item>
                </text:list>
              </text:list-item>
              <text:list-item>
                <text:p>Механизм обработки исключений</text:p>
              </text:list-item>
              <text:list-item>
                <text:p>Концепция итераторов</text:p>
                <text:list>
                  <text:list-item>
                    <text:p>Единая схема итерирования</text:p>
                  </text:list-item>
                  <text:list-item>
                    <text:p>Лёгкое создание генераторов</text:p>
                  </text:list-item>
                  <text:list-item>
                    <text:p>Мощная библиотека для работы с итераторами</text:p>
                  </text:list-item>
                </text:list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класса</text:p>
                  </text:list-item>
                  <text:list-item>
                    <text:p>Лямбда-функции</text:p>
                  </text:list-item>
                  <text:list-item>
                    <text:p>List comprehension</text:p>
                  </text:list-item>
                </text:list>
              </text:list-item>
              <text:list-item>
                <text:p>Декораторы</text:p>
              </text:list-item>
              <text:list-item>
                <text:p>Встроенное документированние кода</text:p>
              </text:list-item>
            </text:list>
          </draw:text-box>
        </draw:frame>
        <draw:frame presentation:style-name="pr8" draw:text-style-name="P15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5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draw:style-name="gr3" draw:text-style-name="P8" draw:layer="layout" svg:width="8cm" svg:height="2cm" svg:x="18.5cm" svg:y="2.5cm">
          <draw:image xlink:href="Pictures/2000004B0000417D00000FC6922AAFC4.svm" xlink:type="simple" xlink:show="embed" xlink:actuate="onLoad">
            <text:p/>
          </draw:image>
        </draw:frame>
        <draw:frame presentation:style-name="pr1" draw:layer="layout" svg:width="14.1cm" svg:height="3.507cm" svg:x="1.4cm" svg:y="0.837cm" presentation:class="title" presentation:user-transformed="true">
          <draw:text-box>
            <text:p>Python. Применение</text:p>
          </draw:text-box>
        </draw:frame>
        <draw:frame draw:style-name="gr3" draw:text-style-name="P8" draw:layer="layout" svg:width="6.098cm" svg:height="1.579cm" svg:x="19.5cm" svg:y="0.421cm">
          <draw:image xlink:href="Pictures/100002000000015C0000006055D0DD70.png" xlink:type="simple" xlink:show="embed" xlink:actuate="onLoad">
            <text:p/>
          </draw:image>
        </draw:frame>
        <draw:frame presentation:style-name="pr8" draw:layer="layout" svg:width="24.5cm" svg:height="13.86cm" svg:x="2cm" svg:y="5cm" presentation:class="outline" presentation:user-transformed="true">
          <draw:text-box>
            <text:list text:style-name="L2">
              <text:list-item>
                <text:p>Применение Python:</text:p>
                <text:list>
                  <text:list-item>
                    <text:p>Часто используется как основной язык программирования</text:p>
                  </text:list-item>
                  <text:list-item>
                    <text:p>Быстрое прототипирование</text:p>
                  </text:list-item>
                  <text:list-item>
                    <text:p>Разработка инструментов для системного администрирования</text:p>
                  </text:list-item>
                  <text:list-item>
                    <text:p>Веб-программирование</text:p>
                  </text:list-item>
                  <text:list-item>
                    <text:p>Встроенный скриптовый язык</text:p>
                  </text:list-item>
                </text:list>
              </text:list-item>
              <text:list-item>
                <text:p>Python используют:</text:p>
                <text:list>
                  <text:list-item>
                    <text:p>Как встроенный скриптовый язык</text:p>
                    <text:list>
                      <text:list-item>
                        <text:p>3D редакторы: Maya, MotionBuilder, Softimage, Blender</text:p>
                      </text:list-item>
                      <text:list-item>
                        <text:p>2D редакторы: GIMP, Inkscape, Scribus, and Paint Shop Pro</text:p>
                      </text:list-item>
                      <text:list-item>
                        <text:p>ГИС решение ESRI ArcGIS</text:p>
                      </text:list-item>
                    </text:list>
                  </text:list-item>
                  <text:list-item>
                    <text:p>Программирование в играх: Civilization IV, EVE Online</text:p>
                  </text:list-item>
                  <text:list-item>
                    <text:p>YouTube — для системного многраммирования</text:p>
                  </text:list-item>
                  <text:list-item>
                    <text:p>Для решения широкого спектра задач: Google, Yahoo!, CERN, NASA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5cm" svg:y="5cm" presentation:class="outline" presentation:user-transformed="true">
          <draw:text-box>
            <text:p/>
          </draw:text-box>
        </draw:frame>
        <draw:frame presentation:style-name="pr8" draw:text-style-name="P15" draw:layer="layout" svg:width="13cm" svg:height="13.86cm" svg:x="14cm" svg:y="5cm" presentation:class="outline" presentation:user-transformed="true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6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Общая характеристика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Tcl</text:span><text:span text:style-name="T12"> — </text:span><text:span text:style-name="T18">Tool Command Language</text:span><text:span text:style-name="T19"> — <text:s/>«тикль» — высокоуровневый язык общего назначения</text:span></text:p>
                <text:list>
                  <text:list-item>
                    <text:p><text:span text:style-name="T19">Первоначально разработал John Ousterhout в 1988 в Калифорнийском институте в Беркли, США</text:span></text:p>
                  </text:list-item>
                </text:list>
              </text:list-item>
              <text:list-item>
                <text:p><text:span text:style-name="T19">Процедурный язык программирования с поддержкой</text:span></text:p>
                <text:list>
                  <text:list-item>
                    <text:p><text:span text:style-name="T19">метапрограммирования,</text:span></text:p>
                  </text:list-item>
                  <text:list-item>
                    <text:p><text:span text:style-name="T19">функциональной парадигмы,</text:span></text:p>
                  </text:list-item>
                  <text:list-item>
                    <text:p><text:span text:style-name="T19">модели управления программой на основе событий</text:span></text:p>
                  </text:list-item>
                </text:list>
              </text:list-item>
              <text:list-item>
                <text:p><text:span text:style-name="T19">Базовая реализация не содержит поддержки ООП, но есть альтернативные реализации, включающие её</text:span></text:p>
              </text:list-item>
              <text:list-item>
                <text:p><text:span text:style-name="T19">Ортогональность</text:span></text:p>
              </text:list-item>
              <text:list-item>
                <text:p><text:span text:style-name="T19">Компилируется в байт-код, а затем выполняется</text:span></text:p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Синтаксис. Особенности</text:p>
          </draw:text-box>
        </draw:frame>
        <draw:frame presentation:style-name="pr8" draw:text-style-name="P10" draw:layer="layout" svg:width="12.6cm" svg:height="13.86cm" svg:x="1.4cm" svg:y="4.914cm" presentation:class="outline" presentation:user-transformed="true">
          <draw:text-box>
            <text:list text:style-name="L2">
              <text:list-item>
                <text:p><text:span text:style-name="T19">Скрипт состоит из команд, разделённых переводом строки или точкой с запятой</text:span></text:p>
              </text:list-item>
              <text:list-item>
                <text:p><text:span text:style-name="T19">Команда:</text:span></text:p>
                <text:list>
                  <text:list-header>
                    <text:p><text:span text:style-name="T19">CommandName arg1 arg2 … argN</text:span></text:p>
                  </text:list-header>
                </text:list>
              </text:list-item>
              <text:list-item>
                <text:p><text:span text:style-name="T19">Базовый тип данных — строки</text:span></text:p>
              </text:list-item>
              <text:list-item>
                <text:p><text:span text:style-name="T19">Контейнеры:</text:span></text:p>
                <text:list>
                  <text:list-item>
                    <text:p><text:span text:style-name="T19">список строк,</text:span></text:p>
                  </text:list-item>
                  <text:list-item>
                    <text:p><text:span text:style-name="T19">ассоциативный массив</text:span></text:p>
                  </text:list-item>
                </text:list>
              </text:list-item>
              <text:list-item>
                <text:p><text:span text:style-name="T19">Функциональная парадигма используется редко</text:span></text:p>
                <text:list>
                  <text:list-item>
                    <text:p><text:span text:style-name="T19">Функции высшего порядка и абстракции функции</text:span></text:p>
                  </text:list-item>
                </text:list>
              </text:list-item>
              <text:list-item>
                <text:p><text:span text:style-name="T19">Модель событийно-ориентированного программирования</text:span></text:p>
                <text:list>
                  <text:list-item>
                    <text:p><text:span text:style-name="T19">Tcl/Tk — библиотека для задания GUI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draw:frame draw:style-name="gr12" draw:text-style-name="P16" draw:layer="layout" svg:width="11.5cm" svg:height="13cm" svg:x="14.5cm" svg:y="5cm">
          <draw:text-box>
            <text:list text:style-name="L1">
              <text:list-item>
                <text:list>
                  <text:list-item>
                    <text:p text:style-name="P16"><text:span text:style-name="T20">Примеры:</text:span></text:p>
                    <text:p text:style-name="P16"><text:span text:style-name="T21">proc</text:span><text:span text:style-name="T22"> gcd { a b }{</text:span></text:p>
                    <text:p text:style-name="P16"><text:span text:style-name="T23"><text:s text:c="2"/></text:span><text:span text:style-name="T21">while</text:span><text:span text:style-name="T23"> { $b &gt; 0 } {</text:span></text:p>
                    <text:p text:style-name="P16"><text:span text:style-name="T23"><text:s text:c="4"/></text:span><text:span text:style-name="T21">set</text:span><text:span text:style-name="T23"> t $b</text:span></text:p>
                    <text:p text:style-name="P16"><text:span text:style-name="T23"><text:s text:c="4"/></text:span><text:span text:style-name="T21">set</text:span><text:span text:style-name="T23"> b [expr $a % $b]</text:span></text:p>
                    <text:p text:style-name="P16"><text:span text:style-name="T23"><text:s text:c="4"/></text:span><text:span text:style-name="T21">set</text:span><text:span text:style-name="T23"> a $t</text:span></text:p>
                    <text:p text:style-name="P16"><text:span text:style-name="T23"><text:s text:c="2"/></text:span><text:span text:style-name="T23">}</text:span></text:p>
                    <text:p text:style-name="P16"><text:span text:style-name="T23"><text:s text:c="2"/></text:span><text:span text:style-name="T21">return</text:span><text:span text:style-name="T23"> $a</text:span></text:p>
                    <text:p text:style-name="P16"><text:span text:style-name="T23">}</text:span></text:p>
                    <text:p text:style-name="P16"><text:span text:style-name="T21">puts</text:span><text:span text:style-name="T23"> [</text:span><text:span text:style-name="T21">gcd</text:span><text:span text:style-name="T23"> 42 56]</text:span></text:p>
                    <text:p text:style-name="P16"><text:span text:style-name="T23"/></text:p>
                    <text:p text:style-name="P16"><text:span text:style-name="T21">set</text:span><text:span text:style-name="T22"> number 5</text:span></text:p>
                    <text:p text:style-name="P16"><text:span text:style-name="T24">set</text:span><text:span text:style-name="T25"> string "Some string with</text:span></text:p>
                    <text:p text:style-name="P16"><text:span text:style-name="T25"><text:s text:c="4"/></text:span><text:span text:style-name="T25">number $number"</text:span></text:p>
                    <text:p text:style-name="P16"><text:span text:style-name="T25"/></text:p>
                    <text:p text:style-name="P16"><text:span text:style-name="T24">set</text:span><text:span text:style-name="T25"> string_list {e1 e2 e3}</text:span></text:p>
                    <text:p text:style-name="P16"><text:span text:style-name="T24">set</text:span><text:span text:style-name="T25"> map_var(one) 1</text:span></text:p>
                    <text:p text:style-name="P16"><text:span text:style-name="T24">set</text:span><text:span text:style-name="T25"> map_var(two) 2</text:span></text:p>
                    <text:p text:style-name="P16"><text:span text:style-name="T24">puts</text:span><text:span text:style-name="T25"> $map_var(two) # «2»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3.507cm" svg:x="1.4cm" svg:y="0.837cm" presentation:class="title" presentation:user-transformed="true">
          <draw:text-box>
            <text:p>Tcl. Применение</text:p>
          </draw:text-box>
        </draw:frame>
        <draw:frame presentation:style-name="pr8" draw:text-style-name="P17" draw:layer="layout" svg:width="25.199cm" svg:height="13.86cm" svg:x="1.4cm" svg:y="4.914cm" presentation:class="outline">
          <draw:text-box>
            <text:list text:style-name="L2">
              <text:list-item>
                <text:p>Применение Tcl:</text:p>
                <text:list>
                  <text:list-item>
                    <text:p>Быстрое прототипирование</text:p>
                  </text:list-item>
                  <text:list-item>
                    <text:p>Создание графических интерфейсов (Tcl/Tk)</text:p>
                  </text:list-item>
                  <text:list-item>
                    <text:p>Встроенный скриптовый язык</text:p>
                  </text:list-item>
                  <text:list-item>
                    <text:p>Тестирование</text:p>
                  </text:list-item>
                  <text:list-item>
                    <text:p>Написание хранимых процедур PostgreSQL (PL/Tcl)</text:p>
                  </text:list-item>
                  <text:list-item>
                    <text:p>Иногда создание CGI-скриптов</text:p>
                  </text:list-item>
                </text:list>
              </text:list-item>
              <text:list-item>
                <text:p>Tcl используют:</text:p>
                <text:list>
                  <text:list-item>
                    <text:p>BMW — пользовательские интерфейсы и интегрирующая среда системы управления производственными процессами реального времени на заводах</text:p>
                  </text:list-item>
                  <text:list-item>
                    <text:p>AOL — встроенный язык программирования в веб-сервере AOLserver</text:p>
                  </text:list-item>
                  <text:list-item>
                    <text:p>Cisco, HP, Motorola — системы тестирования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132cm" svg:height="4.5cm" svg:x="23.368cm" svg:y="0.5cm">
          <draw:image xlink:href="Pictures/20000012000011490000247ACDC358DB.svm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3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Общая характеристика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Ruby</text:span><text:span text:style-name="T12"> — высокоуровневый язык общего назначения</text:span></text:p>
                <text:list>
                  <text:list-item>
                    <text:p><text:span text:style-name="T12">Первоначально разработал японец Юкихиро Мацумото в 1995 г.</text:span></text:p>
                  </text:list-item>
                </text:list>
              </text:list-item>
              <text:list-item>
                <text:p><text:span text:style-name="T12">Акцент на</text:span></text:p>
                <text:list>
                  <text:list-item>
                    <text:p><text:span text:style-name="T12">понятность кода,</text:span></text:p>
                  </text:list-item>
                  <text:list-item>
                    <text:p><text:span text:style-name="T12">высокую скорость разработки,</text:span></text:p>
                  </text:list-item>
                  <text:list-item>
                    <text:p><text:span text:style-name="T12">простоту разработки,</text:span></text:p>
                  </text:list-item>
                  <text:list-item>
                    <text:p><text:span text:style-name="T12">автоматизацию решения рутинных задач</text:span></text:p>
                  </text:list-item>
                </text:list>
              </text:list-item>
              <text:list-item>
                <text:p><text:span text:style-name="T12">Принцип «наименьшей неожиданности»</text:span></text:p>
              </text:list-item>
              <text:list-item>
                <text:p><text:span text:style-name="T12">Лаконичный синтаксис</text:span></text:p>
              </text:list-item>
              <text:list-item>
                <text:p><text:span text:style-name="T12">Динамическая типизация</text:span></text:p>
              </text:list-item>
              <text:list-item>
                <text:p><text:span text:style-name="T12">Объектно ориентированный, с поддержкой процедурной и функциональной парадигм</text:span></text:p>
              </text:list-item>
              <text:list-item>
                <text:p><text:span text:style-name="T12">Рефлективный</text:span></text:p>
              </text:list-item>
              <text:list-item>
                <text:p><text:span text:style-name="T12">Независимая от ОС реализация многопоточности</text:span></text:p>
              </text:list-item>
              <text:list-item>
                <text:p><text:span text:style-name="T12">Автоматическое управление памятью. Сборщик мусора</text:span></text:p>
              </text:list-item>
              <text:list-item>
                <text:p><text:span text:style-name="T12">Интерактивный режим выполнения</text:span></text:p>
              </text:list-item>
              <text:list-item>
                <text:p><text:span text:style-name="T12">Интерпретируемый. Начиная с версии 1.9 — компилируемый в байт-код и выполняемый на виртуальной машине </text:span></text:p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Синтаксис</text:p>
          </draw:text-box>
        </draw:frame>
        <draw:frame presentation:style-name="pr8" draw:text-style-name="P10" draw:layer="layout" svg:width="12.296cm" svg:height="13.86cm" svg:x="1.4cm" svg:y="4.914cm" presentation:class="outline">
          <draw:text-box>
            <text:list text:style-name="L2">
              <text:list-item>
                <text:p>Полностью объектно-ориентированный язык:</text:p>
                <text:list>
                  <text:list-item>
                    <text:p>все данные — объекты,</text:p>
                  </text:list-item>
                  <text:list-item>
                    <text:p>все функции — методы</text:p>
                  </text:list-item>
                </text:list>
              </text:list-item>
              <text:list-item>
                <text:p>Поддержка разделения на модули</text:p>
              </text:list-item>
              <text:list-item>
                <text:p>Переменные — имена ссылок на экземпляры классов</text:p>
              </text:list-item>
              <text:list-item>
                <text:p>Базовые коллекции:</text:p>
                <text:list>
                  <text:list-item>
                    <text:p>массивы,</text:p>
                  </text:list-item>
                  <text:list-item>
                    <text:p>хеши,</text:p>
                  </text:list-item>
                  <text:list-item>
                    <text:p>другие типы</text:p>
                  </text:list-item>
                </text:list>
              </text:list-item>
              <text:list-item>
                <text:p>Большое количество вариантов коллекций реализовано в стандартных библиотеках</text:p>
              </text:list-item>
              <text:list-item>
                <text:p>Примеры:</text:p>
                <text:list>
                  <text:list-header>
                    <text:p><text:span text:style-name="T10">def</text:span><text:span text:style-name="T11"> gcd(a, b)</text:span></text:p>
                    <text:p><text:span text:style-name="T11"><text:s text:c="2"/></text:span><text:span text:style-name="T10">while</text:span><text:span text:style-name="T11"> b &gt; 0</text:span></text:p>
                    <text:p><text:span text:style-name="T11"><text:s text:c="4"/></text:span><text:span text:style-name="T11">a,b = b,a%b</text:span></text:p>
                    <text:p><text:span text:style-name="T11"><text:s text:c="2"/></text:span><text:span text:style-name="T10">end</text:span></text:p>
                    <text:p><text:span text:style-name="T11"><text:s text:c="2"/></text:span><text:span text:style-name="T11">a</text:span></text:p>
                    <text:p><text:span text:style-name="T10">end</text:span></text:p>
                    <text:p><text:span text:style-name="T10"/></text:p>
                    <text:p><text:span text:style-name="T10">puts</text:span><text:span text:style-name="T11"> gcd(42, 56)</text:span>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text-style-name="P9" draw:layer="layout" svg:width="12.296cm" svg:height="13.86cm" svg:x="14.311cm" svg:y="4.914cm" presentation:class="outline">
          <draw:text-box>
            <text:p text:style-name="P9"><text:span text:style-name="T11">array_var = [1, 2, 'three']</text:span></text:p>
            <text:p text:style-name="P9"><text:span text:style-name="T10">puts</text:span><text:span text:style-name="T11"> array_var[1] # "2"</text:span></text:p>
            <text:p text:style-name="P9"><text:span text:style-name="T11"/></text:p>
            <text:p text:style-name="P9"><text:span text:style-name="T11">hash_var = {'one' =&gt; 1, 'two' =&gt; 2}</text:span></text:p>
            <text:p text:style-name="P9"><text:span text:style-name="T10">puts</text:span><text:span text:style-name="T11"> hash_var['one'] # "1"</text:span></text:p>
            <text:p text:style-name="P9"><text:span text:style-name="T11"/></text:p>
            <text:p text:style-name="P9"><text:span text:style-name="T11"># Range от 0 до 10</text:span></text:p>
            <text:p text:style-name="P9"><text:span text:style-name="T11">(0..10).</text:span></text:p>
            <text:p text:style-name="P9"><text:span text:style-name="T11"><text:s text:c="2"/></text:span><text:span text:style-name="T11"># новый Range из квадратов</text:span></text:p>
            <text:p text:style-name="P9"><text:span text:style-name="T11"><text:s text:c="2"/></text:span><text:span text:style-name="T10">collect</text:span><text:span text:style-name="T11">{|v| v ** 2 }.</text:span></text:p>
            <text:p text:style-name="P9"><text:span text:style-name="T11"><text:s text:c="2"/></text:span><text:span text:style-name="T11"># новый Range из некоторых элементов старого</text:span></text:p>
            <text:p text:style-name="P9"><text:span text:style-name="T11"><text:s text:c="2"/></text:span><text:span text:style-name="T10">select</text:span><text:span text:style-name="T11">{ rand(2) == 1 }.</text:span></text:p>
            <text:p text:style-name="P9"><text:span text:style-name="T11"><text:s text:c="2"/></text:span><text:span text:style-name="T11"># для каждого элемента печать индекса и самого элемента</text:span></text:p>
            <text:p text:style-name="P9"><text:span text:style-name="T11"><text:s text:c="2"/></text:span><text:span text:style-name="T10">each_with_index</text:span><text:span text:style-name="T11">{|v,i| </text:span><text:span text:style-name="T10">printf</text:span><text:span text:style-name="T11"> "%2d\t%2d\n", i, v }</text:span></text:p>
            <text:p text:style-name="P9"><text:span text:style-name="T11"># Вывод:</text:span></text:p>
            <text:p text:style-name="P9"><text:span text:style-name="T11"># 0 <text:s text:c="6"/>0</text:span></text:p>
            <text:p text:style-name="P9"><text:span text:style-name="T11"># 1 <text:s text:c="6"/>4</text:span></text:p>
            <text:p text:style-name="P9"><text:span text:style-name="T11"># 2 <text:s text:c="6"/>9</text:span></text:p>
            <text:p text:style-name="P9"><text:span text:style-name="T11"># 3 <text:s text:c="5"/>16</text:span></text:p>
            <text:p text:style-name="P9"><text:span text:style-name="T11"># 4 <text:s text:c="5"/>64</text:span></text:p>
            <text:p text:style-name="P9"><text:span text:style-name="T11"/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Особенности</text:p>
          </draw:text-box>
        </draw:frame>
        <draw:frame presentation:style-name="pr8" draw:text-style-name="P10" draw:layer="layout" svg:width="12.296cm" svg:height="13.86cm" svg:x="1.4cm" svg:y="4.914cm" presentation:class="outline">
          <draw:text-box>
            <text:list text:style-name="L2">
              <text:list-item>
                <text:p>Объектно-ориентированный</text:p>
                <text:list>
                  <text:list-item>
                    <text:p>Инкапсуляция</text:p>
                    <text:list>
                      <text:list-item>
                        <text:p>Доступ к данным через методы</text:p>
                      </text:list-item>
                      <text:list-item>
                        <text:p>Public, private, protected члены</text:p>
                      </text:list-item>
                    </text:list>
                  </text:list-item>
                  <text:list-item>
                    <text:p>Вызов метода — передача сообщения</text:p>
                  </text:list-item>
                  <text:list-item>
                    <text:p>Абстракция — утиная типизация</text:p>
                  </text:list-item>
                  <text:list-item>
                    <text:p>Наследование</text:p>
                    <text:list>
                      <text:list-item>
                        <text:p>Механизм «примесей» вместо множественного наследования</text:p>
                      </text:list-item>
                    </text:list>
                  </text:list-item>
                  <text:list-item>
                    <text:p>Полиморфизм</text:p>
                    <text:list>
                      <text:list-item>
                        <text:p>Возможность динамического изменения содержимого класса, экземпляра класса</text:p>
                      </text:list-item>
                    </text:list>
                  </text:list-item>
                </text:list>
              </text:list-item>
              <text:list-item>
                <text:p>Встроенная в синтаксис поддержка регулярных выражений</text:p>
              </text:list-item>
              <text:list-item>
                <text:p>Блоки — именованные замыкания. Итерирование</text:p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Константы</text:p>
              </text:list-item>
              <text:list-item>
                <text:p>Механизм обработки исключений</text:p>
              </text:list-item>
              <text:list-item>
                <text:p>Встроенная в синтаксис поддержка парадигм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Лямбда-функции</text:p>
                  </text:list-item>
                  <text:list-item>
                    <text:p>Continuation</text:p>
                  </text:list-item>
                </text:list>
              </text:list-item>
              <text:list-item>
                <text:p>Поддержка многопоточности</text:p>
              </text:list-item>
              <text:list-item>
                <text:p>Метапрограммирование</text:p>
                <text:list>
                  <text:list-item>
                    <text:p>Метаклассы</text:p>
                  </text:list-item>
                </text:list>
              </text:list-item>
              <text:list-item>
                <text:p>«Синтаксический сахар»</text:p>
              </text:list-item>
              <text:list-item>
                <text:p>Существенный недостаток: медленный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1cm" svg:height="3.507cm" svg:x="1.4cm" svg:y="0.837cm" presentation:class="title" presentation:user-transformed="true">
          <draw:text-box>
            <text:p>Ruby. Применение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2">Применение Ruby:</text:span></text:p>
                <text:list>
                  <text:list-item>
                    <text:p><text:span text:style-name="T12">Иногда используется как основной язык программирования</text:span></text:p>
                  </text:list-item>
                  <text:list-item>
                    <text:p><text:span text:style-name="T12">Веб-программирование (Ruby on Rails)</text:span></text:p>
                  </text:list-item>
                  <text:list-item>
                    <text:p><text:span text:style-name="T12">Встроенный скриптовый язык</text:span></text:p>
                  </text:list-item>
                </text:list>
              </text:list-item>
              <text:list-item>
                <text:p><text:span text:style-name="T12">Ruby используют:</text:span></text:p>
                <text:list>
                  <text:list-item>
                    <text:p><text:span text:style-name="T12">Как встроенный скриптовый язык: </text:span></text:p>
                    <text:list>
                      <text:list-item>
                        <text:p><text:span text:style-name="T12">Google SketchUp, Inkscape, Xchat, RPG Maker, Amarok</text:span></text:p>
                      </text:list-item>
                    </text:list>
                  </text:list-item>
                  <text:list-item>
                    <text:p><text:span text:style-name="T12">NASA — программирование имитационных моделей</text:span></text:p>
                  </text:list-item>
                  <text:list-item>
                    <text:p><text:span text:style-name="T12">Motorola — программирование эмуляторов, обработка данных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143cm" svg:height="3.143cm" svg:x="22.857cm" svg:y="1cm">
          <draw:image xlink:href="Pictures/20000002000000A0000000A0C17A0C82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Общая характеристика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7">Lua</text:span><text:span text:style-name="T12"> — высокоуровневый язык общего назначения</text:span></text:p>
                <text:list>
                  <text:list-item>
                    <text:p><text:span text:style-name="T12">Первоначально разработан подразделением Tecgraf Католического университета Рио-де-Жанейро в Бразилии в 1993 г.</text:span></text:p>
                  </text:list-item>
                </text:list>
              </text:list-item>
              <text:list-item>
                <text:p><text:span text:style-name="T12">Рефлективный</text:span></text:p>
              </text:list-item>
              <text:list-item>
                <text:p><text:span text:style-name="T12">Многопарадигменный:</text:span></text:p>
                <text:list>
                  <text:list-item>
                    <text:p><text:span text:style-name="T12">императивный,</text:span></text:p>
                  </text:list-item>
                  <text:list-item>
                    <text:p><text:span text:style-name="T12">функциональный,</text:span></text:p>
                  </text:list-item>
                  <text:list-item>
                    <text:p><text:span text:style-name="T12">объектно-ориентированный</text:span></text:p>
                  </text:list-item>
                </text:list>
              </text:list-item>
              <text:list-item>
                <text:p><text:span text:style-name="T12">Предоставляет гибкие возможности для расширения языка</text:span></text:p>
              </text:list-item>
              <text:list-item>
                <text:p><text:span text:style-name="T12">Динамическая типизация</text:span></text:p>
              </text:list-item>
              <text:list-item>
                <text:p><text:span text:style-name="T12">Компилируется в байт-код, затем выполняется на виртуальной машине</text:span></text:p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Синтаксис</text:p>
          </draw:text-box>
        </draw:frame>
        <draw:frame presentation:style-name="pr8" draw:text-style-name="P10" draw:layer="layout" svg:width="12.296cm" svg:height="13.86cm" svg:x="1.4cm" svg:y="4.914cm" presentation:class="outline">
          <draw:text-box>
            <text:list text:style-name="L2">
              <text:list-item>
                <text:p>Ограниченный набор базовых типов данных</text:p>
              </text:list-item>
              <text:list-item>
                <text:p>Единственный вид контейнера — таблица — ассоциативная структура данных отображающая ключ в значение</text:p>
              </text:list-item>
              <text:list-item>
                <text:p>Таблицы используются для реализации</text:p>
                <text:list>
                  <text:list-item>
                    <text:p>структур,</text:p>
                  </text:list-item>
                  <text:list-item>
                    <text:p>областей видимости,</text:p>
                  </text:list-item>
                  <text:list-item>
                    <text:p>массивов,</text:p>
                  </text:list-item>
                  <text:list-item>
                    <text:p>парадигмы объектно-ориентированного программирования</text:p>
                  </text:list-item>
                </text:list>
              </text:list-item>
              <text:list-item>
                <text:p>Примеры:</text:p>
                <text:list>
                  <text:list-header>
                    <text:p><text:span text:style-name="T11">point = { x = 10, y = 20 }</text:span></text:p>
                    <text:p><text:span text:style-name="T11">print(point["x"]) -- "10"</text:span></text:p>
                    <text:p><text:span text:style-name="T11">print(point.x) <text:s text:c="3"/>-- "10"</text:span>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draw:frame presentation:style-name="pr8" draw:text-style-name="P9" draw:layer="layout" svg:width="12.296cm" svg:height="13.86cm" svg:x="14.311cm" svg:y="4.914cm" presentation:class="outline">
          <draw:text-box>
            <text:list text:style-name="L2">
              <text:list-header>
                <text:p text:style-name="P9"><text:span text:style-name="T11">array = { 1, 2, "three" }</text:span></text:p>
                <text:p text:style-name="P9"><text:span text:style-name="T11">print(array[1]) <text:s text:c="3"/>-- "1"</text:span></text:p>
                <text:p text:style-name="P9"><text:span text:style-name="T11"/></text:p>
                <text:p text:style-name="P9"><text:span text:style-name="T11">function Point(x, y)</text:span></text:p>
                <text:p text:style-name="P9"><text:span text:style-name="T11"><text:s text:c="2"/></text:span><text:span text:style-name="T11">return { x = x, y = y }</text:span></text:p>
                <text:p text:style-name="P9"><text:span text:style-name="T11">end</text:span></text:p>
                <text:p text:style-name="P9"><text:span text:style-name="T11">array = { Point(10, 20), Point(30, 40), Point(50, 60) }</text:span></text:p>
                <text:p text:style-name="P9"><text:span text:style-name="T11">print(array[2].y) <text:s/>-- "40"</text:span></text:p>
                <text:p text:style-name="P9"><text:span text:style-name="T11"/></text:p>
                <text:p text:style-name="P9"><text:span text:style-name="T11">function gcd(a, b)</text:span></text:p>
                <text:p text:style-name="P9"><text:span text:style-name="T11"><text:s text:c="2"/></text:span><text:span text:style-name="T11">while b &gt; 0 do</text:span></text:p>
                <text:p text:style-name="P9"><text:span text:style-name="T11"><text:s text:c="4"/></text:span><text:span text:style-name="T11">a,b = b, a % b</text:span></text:p>
                <text:p text:style-name="P9"><text:span text:style-name="T11"><text:s text:c="2"/></text:span><text:span text:style-name="T11">end</text:span></text:p>
                <text:p text:style-name="P9"><text:span text:style-name="T11"><text:s text:c="2"/></text:span><text:span text:style-name="T11">return a</text:span></text:p>
                <text:p text:style-name="P9"><text:span text:style-name="T11">end</text:span></text:p>
                <text:p text:style-name="P9"><text:span text:style-name="T11"/></text:p>
                <text:p text:style-name="P9"><text:span text:style-name="T11">print(gcd(42, 56))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Особенности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Метатаблицы</text:p>
              </text:list-item>
              <text:list-item>
                <text:p>Поддерживает парадигмы функционального программирования</text:p>
                <text:list>
                  <text:list-item>
                    <text:p>Функции высшего порядка</text:p>
                  </text:list-item>
                  <text:list-item>
                    <text:p>Замыкания</text:p>
                  </text:list-item>
                </text:list>
              </text:list-item>
              <text:list-item>
                <text:p>Использует небольшие объёмы памяти</text:p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0.6cm" svg:height="3.507cm" svg:x="1.4cm" svg:y="0.837cm" presentation:class="title" presentation:user-transformed="true">
          <draw:text-box>
            <text:p>Lua. Применение</text:p>
          </draw:text-box>
        </draw:frame>
        <draw:frame presentation:style-name="pr8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2">Применение Lua:</text:span></text:p>
                <text:list>
                  <text:list-item>
                    <text:p><text:span text:style-name="T12">Встроенный скриптовый язык (в основном в видео играх)</text:span></text:p>
                  </text:list-item>
                  <text:list-item>
                    <text:p><text:span text:style-name="T12">Язык программирования встраиваимых систем</text:span></text:p>
                  </text:list-item>
                </text:list>
              </text:list-item>
              <text:list-item>
                <text:p><text:span text:style-name="T12">Lua используют:</text:span></text:p>
                <text:list>
                  <text:list-item>
                    <text:p><text:span text:style-name="T12">Игры:</text:span></text:p>
                    <text:list>
                      <text:list-item>
                        <text:p><text:span text:style-name="T12">Baldur's Gate, Crysis, Far Cry, Ragnarok Online, World of Warcraft</text:span></text:p>
                      </text:list-item>
                    </text:list>
                  </text:list-item>
                  <text:list-item>
                    <text:p><text:span text:style-name="T12">Apache HTTP Server — можно использовать для обработки запросов</text:span></text:p>
                  </text:list-item>
                  <text:list-item>
                    <text:p><text:span text:style-name="T12">Cisco — реализация Dynamic Access Policies в ASA</text:span></text:p>
                  </text:list-item>
                  <text:list-item>
                    <text:p><text:span text:style-name="T12">Awesome — для задания конфигурации</text:span></text:p>
                  </text:list-item>
                  <text:list-item>
                    <text:p><text:span text:style-name="T12">Logitech — для программирования биндингов некоторых клавиатур</text:span></text:p>
                  </text:list-item>
                  <text:list-item>
                    <text:p><text:span text:style-name="T12">ASRC Aerospace — сбор и обработка информации для отслеживания утечек опасных газов в ходе запуска космических кораблей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.777cm" svg:height="2.777cm" svg:x="22.723cm" svg:y="1.5cm">
          <draw:image xlink:href="Pictures/20000002000004720000047226EDE058.eps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Узконаправленные языки (1/3)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MAXScript — встроенный скриптовый язык в 3D редактор Autodesk 3ds Max</text:p>
                <text:list>
                  <text:list-item>
                    <text:p>Доступ к иерархии объектов сцены</text:p>
                  </text:list-item>
                  <text:list-item>
                    <text:p>Набор специальных типов</text:p>
                    <text:list>
                      <text:list-item>
                        <text:p>Геометрические примитивы</text:p>
                      </text:list-item>
                      <text:list-item>
                        <text:p>Материалы</text:p>
                      </text:list-item>
                      <text:list-item>
                        <text:p>Элементы GUI для создания дополнений</text:p>
                      </text:list-item>
                    </text:list>
                  </text:list-item>
                  <text:list-item>
                    <text:p>Интерактивный и batch режим</text:p>
                  </text:list-item>
                  <text:list-item>
                    <text:p>Возможность записи действий пользователя в скрипт</text:p>
                  </text:list-item>
                  <text:list-item>
                    <text:p>Используется для</text:p>
                    <text:list>
                      <text:list-item>
                        <text:p>Автоматизации рутинных операций</text:p>
                      </text:list-item>
                      <text:list-item>
                        <text:p>Написания дополнений (эффекты, преобразования геометрии)</text:p>
                      </text:list-item>
                      <text:list-item>
                        <text:p>Написания конвертеров форматов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2.296cm" svg:height="9.586cm" svg:x="14.311cm" svg:y="4.914cm" presentation:class="outline" presentation:user-transformed="true">
          <draw:text-box>
            <text:list text:style-name="L2">
              <text:list-item>
                <text:p>Пример: раскраска выделенных объектов</text:p>
                <text:p><text:span text:style-name="T11">color_01 = color 0 0 80</text:span></text:p>
                <text:p><text:span text:style-name="T11">color_02 = color 255 255 255</text:span></text:p>
                <text:p><text:span text:style-name="T11"/></text:p>
                <text:p><text:span text:style-name="T11">stepsize_r = (color_02.r - color_01.r)/$.count</text:span></text:p>
                <text:p><text:span text:style-name="T11">stepsize_g = (color_02.g - color_01.g)/$.count</text:span></text:p>
                <text:p><text:span text:style-name="T11">stepsize_b = (color_02.b - color_01.b)/$.count</text:span></text:p>
                <text:p><text:span text:style-name="T11"/></text:p>
                <text:p><text:span text:style-name="T11">for i = 1 to $.count do (</text:span></text:p>
                <text:p><text:span text:style-name="T11"><text:s text:c="2"/></text:span><text:span text:style-name="T11">newColor = (</text:span></text:p>
                <text:p><text:span text:style-name="T11"><text:s text:c="4"/></text:span><text:span text:style-name="T11">color ((i*stepsize_r)+ color_01.r-stepsize_r) </text:span></text:p>
                <text:p><text:span text:style-name="T11"><text:s text:c="4"/></text:span><text:span text:style-name="T11">((i*stepsize_g)+color_01.g-stepsize_g)</text:span></text:p>
                <text:p><text:span text:style-name="T11"><text:s text:c="4"/></text:span><text:span text:style-name="T11">((i*stepsize_b)+color_01.b-stepsize_b))</text:span></text:p>
                <text:p><text:span text:style-name="T11"><text:s text:c="2"/></text:span><text:span text:style-name="T11">$[i].wirecolor = newColor</text:span></text:p>
                <text:p><text:span text:style-name="T11">)</text:span></text:p>
              </text:list-item>
            </text:list>
          </draw:text-box>
        </draw:frame>
        <draw:frame draw:style-name="gr3" draw:text-style-name="P8" draw:layer="layout" svg:width="12.501cm" svg:height="4.167cm" svg:x="13.999cm" svg:y="14.5cm">
          <draw:image xlink:href="Pictures/10000000000002EE000000FA03D4E8EA.jpg" xlink:type="simple" xlink:show="embed" xlink:actuate="onLoad">
            <text:p/>
          </draw:image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Узконаправленные языки (2/3)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item>
                <text:p><text:span text:style-name="T7">R</text:span> — высокоуровневый язык программирования для статистической обработки данных</text:p>
                <text:list>
                  <text:list-item>
                    <text:p>Первоначально разработали Ross Ihaka и Robert Gentleman в 1993 г.</text:p>
                  </text:list-item>
                  <text:list-item>
                    <text:p>Поддерживает широкий спектр статистических и численных методов</text:p>
                  </text:list-item>
                  <text:list-item>
                    <text:p>Легко расширяемый с помощью модулей</text:p>
                  </text:list-item>
                  <text:list-item>
                    <text:p>Возможности генерации качественных графических визуализаций</text:p>
                  </text:list-item>
                  <text:list-item>
                    <text:p>Основные типы данных: векторы чисел и матрицы (многомерные вектора)</text:p>
                  </text:list-item>
                  <text:list-item>
                    <text:p>Мощные средства для работы с векторами чисел</text:p>
                    <text:list>
                      <text:list-item>
                        <text:p>В основном для решения математических задач</text:p>
                      </text:list-item>
                    </text:list>
                  </text:list-item>
                  <text:list-item>
                    <text:p>Средства для генерации последовательностей</text:p>
                  </text:list-item>
                  <text:list-item>
                    <text:p>Примеры</text:p>
                    <text:list>
                      <text:list-header>
                        <text:p><text:span text:style-name="T11"># Создание вектора</text:span></text:p>
                        <text:p><text:span text:style-name="T11">x &lt;- c(1,2,3,4,5,6)</text:span></text:p>
                        <text:p><text:span text:style-name="T11"># Поэлементное возведение в квадрат</text:span></text:p>
                        <text:p><text:span text:style-name="T11">y &lt;- x^2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list>
                  <text:list-header>
                    <text:p><text:span text:style-name="T11">gcd &lt;- </text:span><text:span text:style-name="T10">function</text:span><text:span text:style-name="T11">(a, b) {</text:span></text:p>
                    <text:p><text:span text:style-name="T11"><text:s text:c="2"/></text:span><text:span text:style-name="T10">while</text:span><text:span text:style-name="T11"> (a &gt; 0) {</text:span></text:p>
                    <text:p><text:span text:style-name="T11"><text:s text:c="4"/></text:span><text:span text:style-name="T11">c &lt;- a</text:span></text:p>
                    <text:p><text:span text:style-name="T11"><text:s text:c="4"/></text:span><text:span text:style-name="T11">a &lt;- b %% a</text:span></text:p>
                    <text:p><text:span text:style-name="T11"><text:s text:c="4"/></text:span><text:span text:style-name="T11">b &lt;- c</text:span></text:p>
                    <text:p><text:span text:style-name="T11"><text:s text:c="2"/></text:span><text:span text:style-name="T11">}</text:span></text:p>
                    <text:p><text:span text:style-name="T11"><text:s text:c="2"/></text:span><text:span text:style-name="T11">b</text:span></text:p>
                    <text:p><text:span text:style-name="T11">}</text:span></text:p>
                    <text:p><text:span text:style-name="T11"/></text:p>
                    <text:p><text:span text:style-name="T10">print</text:span><text:span text:style-name="T11">(gcd(42, 56))</text:span></text:p>
                  </text:list-header>
                </text:list>
              </text:list-item>
              <text:list-item>
                <text:p>Простейшие скрипты в играх</text:p>
                <text:list>
                  <text:list-item>
                    <text:p>Изменение конфигурации во время игры</text:p>
                  </text:list-item>
                  <text:list-item>
                    <text:p>Автоматизация последовательности действий</text:p>
                  </text:list-item>
                  <text:list-item>
                    <text:p>Примеры:</text:p>
                    <text:list>
                      <text:list-item>
                        <text:p>Запуск игры Quake 2 с определёнными настройками</text:p>
                        <text:p><text:span text:style-name="T7">quake2</text:span> +set dedicated 1 +set port 27920 +set game ctf +exec server.cfg</text:p>
                      </text:list-item>
                      <text:list-item>
                        <text:p>Задание выполнения нескольких <text:s/>действий при нажатии кнопки в игре Half-Life</text:p>
                        <text:p><text:span text:style-name="T7">bind</text:span> q "+lj"</text:p>
                        <text:p><text:span text:style-name="T7">alias</text:span> +lj "+duck;wait;+jump" alias -lj "-jump;-duck"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2.034cm" svg:height="1.545cm" svg:x="12.4cm" svg:y="4.8cm">
          <draw:image xlink:href="Pictures/100002010000016A00000113D7C82B9F.png" xlink:type="simple" xlink:show="embed" xlink:actuate="onLoad">
            <text:p/>
          </draw:image>
        </draw:frame>
        <draw:frame draw:style-name="gr13" draw:layer="layout" svg:width="0.502cm" svg:height="1.187cm" svg:x="14cm" svg:y="14cm">
          <draw:text-box>
            <text:p/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4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_34_0572_5f_Rutsky_5f_Scripting_5f_languages" presentation:presentation-page-layout-name="AL4T3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Узконаправленные языки (3/3)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header>
                <text:p>Автоматизация в <text:span text:style-name="T7">Microsoft Office</text:span></text:p>
              </text:list-header>
              <text:list-item>
                <text:p>Внутренняя</text:p>
                <text:list>
                  <text:list-item>
                    <text:p>VBA</text:p>
                  </text:list-item>
                </text:list>
              </text:list-item>
              <text:list-item>
                <text:p>Внешняя</text:p>
                <text:list>
                  <text:list-item>
                    <text:p>Посредством технологии Windows Script Host (VBScript, JScript)</text:p>
                  </text:list-item>
                </text:list>
              </text:list-item>
              <text:list-item>
                <text:p>Предоставляется интерфейс к иерархии объектов документа и функциям работы с документом</text:p>
              </text:list-item>
              <text:list-item>
                <text:p>Возможность записи действий пользователя в скрипт</text:p>
              </text:list-item>
            </text:list>
          </draw:text-box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item>
                <text:p>Пример: поиск в документе Word на VBScript</text:p>
              </text:list-item>
            </text:list>
            <text:p><text:span text:style-name="T10">Set</text:span><text:span text:style-name="T11"> objWord = CreateObject("Word.Application")</text:span></text:p>
            <text:p><text:span text:style-name="T11">strDocPath = "MyDoc.doc"</text:span></text:p>
            <text:p><text:span text:style-name="T11">strSearch = "word"</text:span></text:p>
            <text:p><text:span text:style-name="T10">Set</text:span><text:span text:style-name="T11"> objDoc = objWord.Documents.Open(strDocPath)</text:span></text:p>
            <text:p><text:span text:style-name="T10">With</text:span><text:span text:style-name="T11"> objDoc.Content.Find</text:span></text:p>
            <text:p><text:span text:style-name="T11"><text:s text:c="3"/></text:span><text:span text:style-name="T11">.Text = strSearch</text:span></text:p>
            <text:p><text:span text:style-name="T11"><text:s text:c="3"/></text:span><text:span text:style-name="T11">.Format = False</text:span></text:p>
            <text:p><text:span text:style-name="T11"><text:s text:c="3"/></text:span><text:span text:style-name="T11">.Wrap = wdFindStop</text:span></text:p>
            <text:p><text:span text:style-name="T11"><text:s text:c="3"/></text:span><text:span text:style-name="T10">Do While</text:span><text:span text:style-name="T11"> .Execute</text:span></text:p>
            <text:p><text:span text:style-name="T11"><text:s text:c="6"/></text:span><text:span text:style-name="T11">iStrCount = iStrCount + 1</text:span></text:p>
            <text:p><text:span text:style-name="T11"><text:s text:c="3"/></text:span><text:span text:style-name="T10">Loop</text:span></text:p>
            <text:p><text:span text:style-name="T10">End With</text:span></text:p>
            <text:p><text:span text:style-name="T10">If</text:span><text:span text:style-name="T11"> iStrCount = 1 </text:span><text:span text:style-name="T10">Then</text:span></text:p>
            <text:p><text:span text:style-name="T11"><text:s text:c="2"/></text:span><text:span text:style-name="T11">WScript.Echo strSearch &amp; " appears once in" &amp; vbCrLf &amp; strDocPath</text:span></text:p>
            <text:p><text:span text:style-name="T10">Else</text:span></text:p>
            <text:p><text:span text:style-name="T11"><text:s text:c="2"/></text:span><text:span text:style-name="T11">WScript.Echo strSearch &amp; " appears " &amp; iStrCount &amp; " times in " &amp; vbCrLf &amp; strDocPath</text:span></text:p>
            <text:p><text:span text:style-name="T10">End If</text:span></text:p>
            <text:p><text:span text:style-name="T11">objDoc.Close(wdDoNotSaveChanges)</text:span></text:p>
            <text:p><text:span text:style-name="T11">objWord.Quit</text:span></text:p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473cm" svg:x="1.4cm" svg:y="0.854cm" presentation:class="title" presentation:user-transformed="true">
          <draw:text-box>
            <text:p>Сравнение скриптовых языков программирования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header>
                <text:p>&lt;здесь будет сводная таблица характеристик различных скриптовых языков программирования, как Вы предложили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list text:style-name="L1">
              <text:list-header>
                <text:p><text:span text:style-name="T6">Заключение</text:span></text:p>
              </text:list-header>
            </text:list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Скриптовые языки — набор удобныx и надёжныx инструментов для быстрого и простого решения широкого спектра задач</text:p>
                <text:p>&lt;+++&gt;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3" draw:master-page-name="_34_0572_5f_Rutsky_5f_Scripting_5f_languages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Источники информации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Интернет-энциклопедия</text:p>
                <text:p>Wikipedia — <text:a xlink:href="http://wikipedia.org/">http://wikipedia.org</text:a></text:p>
              </text:list-item>
              <text:list-item>
                <text:p>Статья</text:p>
                <text:p>Джон Остераут. Сценарии: высокоуровневое программирование для XXI века. </text:p>
                <text:p>J. K. Ousterhout. Scripting: Higher-Level Programming for the 21st Century//Computer. — 1998. — т.31, №3. <text:a xlink:href="http://www.osp.ru/os/1998/03/179470/">http://www.osp.ru/os/1998/03/179470/</text:a></text:p>
              </text:list-item>
              <text:list-item>
                <text:p>Книга</text:p>
                <text:p>Р. У. Себеста. Основные концепции языков программирования, 5-е изд. — М.: Издательский дом «Вильямс», 2001 — 627 с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3" draw:master-page-name="_34_0572_5f_Rutsky_5f_Scripting_5f_languages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5.199cm" svg:height="17.936cm" svg:x="1.4cm" svg:y="0.837cm" presentation:class="subtitle">
          <draw:text-box>
            <text:list text:style-name="L1">
              <text:list-header>
                <text:p><text:span text:style-name="T6">Благодарю за внимание!</text:span></text:p>
              </text:list-header>
            </text:list>
          </draw:text-box>
        </draw:frame>
        <presentation:notes draw:style-name="dp2" presentation:use-date-time-name="dtd1">
          <draw:page-thumbnail draw:style-name="gr2" draw:layer="layout" svg:width="14.848cm" svg:height="11.136cm" svg:x="3.075cm" svg:y="2.257cm" draw:page-number="5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4_0572_5f_Rutsky_5f_Scripting_5f_languages-background" style:display-name="40572_Rutsky_Scripting_languages-background" style:family="presentation">
      <style:graphic-properties draw:stroke="none" draw:fill="none"/>
      <style:text-properties style:letter-kerning="true"/>
    </style:style>
    <style:style style:name="_34_0572_5f_Rutsky_5f_Scripting_5f_languages-backgroundobjects" style:display-name="40572_Rutsky_Scripting_languag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4_0572_5f_Rutsky_5f_Scripting_5f_languages-notes" style:display-name="40572_Rutsky_Scripting_languag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4_0572_5f_Rutsky_5f_Scripting_5f_languages-outline1" style:display-name="40572_Rutsky_Scripting_languages-outline1" style:family="presentation">
      <style:graphic-properties draw:stroke="none" draw:fill="none" draw:auto-grow-height="false" draw:fit-to-size="shrink-to-fit">
        <text:list-style style:name="_34_0572_5f_Rutsky_5f_Scripting_5f_languages-outline1" style:display-name="40572_Rutsky_Scripting_langu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outline2" style:display-name="40572_Rutsky_Scripting_languages-outline2" style:family="presentation" style:parent-style-name="_34_0572_5f_Rutsky_5f_Scripting_5f_languages-outline1">
      <style:paragraph-properties fo:margin-top="0cm" fo:margin-bottom="0.4cm"/>
      <style:text-properties fo:font-size="28pt" style:font-size-asian="28pt" style:font-size-complex="28pt"/>
    </style:style>
    <style:style style:name="_34_0572_5f_Rutsky_5f_Scripting_5f_languages-outline3" style:display-name="40572_Rutsky_Scripting_languages-outline3" style:family="presentation" style:parent-style-name="_34_0572_5f_Rutsky_5f_Scripting_5f_languages-outline2">
      <style:paragraph-properties fo:margin-top="0cm" fo:margin-bottom="0.3cm"/>
      <style:text-properties fo:font-size="24pt" style:font-size-asian="24pt" style:font-size-complex="24pt"/>
    </style:style>
    <style:style style:name="_34_0572_5f_Rutsky_5f_Scripting_5f_languages-outline4" style:display-name="40572_Rutsky_Scripting_languages-outline4" style:family="presentation" style:parent-style-name="_34_0572_5f_Rutsky_5f_Scripting_5f_languages-outline3">
      <style:paragraph-properties fo:margin-top="0cm" fo:margin-bottom="0.2cm"/>
      <style:text-properties fo:font-size="20pt" style:font-size-asian="20pt" style:font-size-complex="20pt"/>
    </style:style>
    <style:style style:name="_34_0572_5f_Rutsky_5f_Scripting_5f_languages-outline5" style:display-name="40572_Rutsky_Scripting_languages-outline5" style:family="presentation" style:parent-style-name="_34_0572_5f_Rutsky_5f_Scripting_5f_languages-outline4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6" style:display-name="40572_Rutsky_Scripting_languages-outline6" style:family="presentation" style:parent-style-name="_34_0572_5f_Rutsky_5f_Scripting_5f_languages-outline5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7" style:display-name="40572_Rutsky_Scripting_languages-outline7" style:family="presentation" style:parent-style-name="_34_0572_5f_Rutsky_5f_Scripting_5f_languages-outline6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8" style:display-name="40572_Rutsky_Scripting_languages-outline8" style:family="presentation" style:parent-style-name="_34_0572_5f_Rutsky_5f_Scripting_5f_languages-outline7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outline9" style:display-name="40572_Rutsky_Scripting_languages-outline9" style:family="presentation" style:parent-style-name="_34_0572_5f_Rutsky_5f_Scripting_5f_languages-outline8">
      <style:paragraph-properties fo:margin-top="0cm" fo:margin-bottom="0.1cm"/>
      <style:text-properties fo:font-size="20pt" style:font-size-asian="20pt" style:font-size-complex="20pt"/>
    </style:style>
    <style:style style:name="_34_0572_5f_Rutsky_5f_Scripting_5f_languages-subtitle" style:display-name="40572_Rutsky_Scripting_languages-subtitle" style:family="presentation">
      <style:graphic-properties draw:stroke="none" draw:fill="none" draw:textarea-vertical-align="middle">
        <text:list-style style:name="_34_0572_5f_Rutsky_5f_Scripting_5f_languages-subtitle" style:display-name="40572_Rutsky_Scripting_langua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4_0572_5f_Rutsky_5f_Scripting_5f_languages-title" style:display-name="40572_Rutsky_Scripting_languages-title" style:family="presentation">
      <style:graphic-properties draw:stroke="none" draw:fill="none" draw:textarea-vertical-align="middle">
        <text:list-style style:name="_34_0572_5f_Rutsky_5f_Scripting_5f_languages-title" style:display-name="40572_Rutsky_Scripting_langua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280099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4_0572_5f_Rutsky_5f_Scripting_5f_languag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4_0572_5f_Rutsky_5f_Scripting_5f_languag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4_0572_5f_Rutsky_5f_Scripting_5f_langua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4_0572_5f_Rutsky_5f_Scripting_5f_languages" style:display-name="40572_Rutsky_Scripting_languages" style:page-layout-name="PM1" draw:style-name="Mdp1">
      <draw:frame presentation:style-name="_34_0572_5f_Rutsky_5f_Scripting_5f_languages-title" draw:layer="backgroundobjects" svg:width="25.199cm" svg:height="3.506cm" svg:x="1.4cm" svg:y="0.837cm" presentation:class="title" presentation:placeholder="true">
        <draw:text-box/>
      </draw:frame>
      <draw:frame presentation:style-name="_34_0572_5f_Rutsky_5f_Scripting_5f_languag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4.1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7.5cm" svg:height="1.448cm" svg:x="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3.099cm" svg:height="1.448cm" svg:x="23.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_34_0572_5f_Rutsky_5f_Scripting_5f_languages-title" draw:layer="backgroundobjects" svg:width="14.848cm" svg:height="11.136cm" svg:x="3.075cm" svg:y="2.257cm" presentation:class="page"/>
        <draw:frame presentation:style-name="_34_0572_5f_Rutsky_5f_Scripting_5f_languag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13T03:14:04</meta:creation-date>
    <meta:editing-duration>PT99H32M19S</meta:editing-duration>
    <meta:editing-cycles>817</meta:editing-cycles>
    <dc:date>2009-10-26T05:54:18</dc:date>
    <meta:generator>OpenOffice.org/3.0$Unix OpenOffice.org_project/300m15$Build-9379</meta:generator>
    <meta:document-statistic meta:object-count="330"/>
    <meta:user-defined meta:name="Info 1"/>
    <meta:user-defined meta:name="Info 2"/>
    <meta:user-defined meta:name="Info 3"/>
    <meta:user-defined meta:name="Info 4"/>
  </office:meta>
</office:document-meta>
</file>